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B9F00F974BB8605A0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fo:language="en" fo:country="US" officeooo:rsid="00318ed6" officeooo:paragraph-rsid="00318ed6"/>
    </style:style>
    <style:style style:name="P2" style:family="paragraph" style:parent-style-name="Text_20_body">
      <style:text-properties style:use-window-font-color="true" fo:language="en" fo:country="US" officeooo:rsid="003c4a52" officeooo:paragraph-rsid="00ebb972"/>
    </style:style>
    <style:style style:name="P3" style:family="paragraph" style:parent-style-name="Text_20_body">
      <style:text-properties style:use-window-font-color="true" fo:language="en" fo:country="US" officeooo:rsid="003e83f0" officeooo:paragraph-rsid="00ebb972"/>
    </style:style>
    <style:style style:name="P4" style:family="paragraph" style:parent-style-name="Text_20_body">
      <style:text-properties style:use-window-font-color="true" fo:language="en" fo:country="US" officeooo:rsid="00556e2b" officeooo:paragraph-rsid="00ebb972"/>
    </style:style>
    <style:style style:name="P5" style:family="paragraph" style:parent-style-name="Text_20_body">
      <style:text-properties fo:language="en" fo:country="US" officeooo:paragraph-rsid="00ebb972"/>
    </style:style>
    <style:style style:name="P6" style:family="paragraph" style:parent-style-name="Text_20_body">
      <style:text-properties style:use-window-font-color="true" fo:language="en" fo:country="US" fo:font-style="italic" officeooo:rsid="00556e2b" officeooo:paragraph-rsid="00ebb972" fo:background-color="#ffff00" style:font-style-asian="italic" style:font-style-complex="italic"/>
    </style:style>
    <style:style style:name="P7" style:family="paragraph" style:parent-style-name="Text_20_body">
      <style:text-properties style:use-window-font-color="true" fo:language="en" fo:country="US" officeooo:rsid="004fb46e" officeooo:paragraph-rsid="00ebb972"/>
    </style:style>
    <style:style style:name="P8" style:family="paragraph" style:parent-style-name="Text_20_body">
      <style:text-properties style:use-window-font-color="true" fo:language="en" fo:country="US" officeooo:rsid="00ada2fa" officeooo:paragraph-rsid="00ebb972" fo:background-color="#ffff00"/>
    </style:style>
    <style:style style:name="P9" style:family="paragraph" style:parent-style-name="Text_20_body">
      <style:text-properties style:use-window-font-color="true" fo:language="en" fo:country="US" officeooo:rsid="002f1bfe" officeooo:paragraph-rsid="00efec4e"/>
    </style:style>
    <style:style style:name="P10" style:family="paragraph" style:parent-style-name="Heading_20_2">
      <style:text-properties style:use-window-font-color="true" fo:language="en" fo:country="US" officeooo:rsid="008af283" officeooo:paragraph-rsid="00a109f5"/>
    </style:style>
    <style:style style:name="P11" style:family="paragraph" style:parent-style-name="Heading_20_2">
      <style:text-properties fo:language="en" fo:country="US" officeooo:rsid="00a109f5" officeooo:paragraph-rsid="00a109f5"/>
    </style:style>
    <style:style style:name="P12" style:family="paragraph" style:parent-style-name="Heading_20_2">
      <style:text-properties style:use-window-font-color="true" fo:language="en" fo:country="US" officeooo:rsid="00891e8c" officeooo:paragraph-rsid="00a109f5"/>
    </style:style>
    <style:style style:name="P13" style:family="paragraph" style:parent-style-name="Text_20_body">
      <style:text-properties style:use-window-font-color="true" fo:language="en" fo:country="US" fo:font-weight="bold" officeooo:rsid="00606890" officeooo:paragraph-rsid="00efec4e" fo:background-color="#ffff00" style:font-weight-asian="bold" style:font-weight-complex="bold"/>
    </style:style>
    <style:style style:name="P14" style:family="paragraph" style:parent-style-name="Text_20_body">
      <style:text-properties fo:language="en" fo:country="US" officeooo:paragraph-rsid="00efec4e"/>
    </style:style>
    <style:style style:name="P15" style:family="paragraph" style:parent-style-name="Heading_20_2">
      <style:text-properties style:use-window-font-color="true" fo:language="en" fo:country="US" officeooo:rsid="002f1bfe"/>
    </style:style>
    <style:style style:name="P16" style:family="paragraph" style:parent-style-name="Text_20_body">
      <style:text-properties style:use-window-font-color="true" fo:language="en" fo:country="US" officeooo:paragraph-rsid="007de95d"/>
    </style:style>
    <style:style style:name="P17" style:family="paragraph" style:parent-style-name="Text_20_body">
      <style:text-properties style:use-window-font-color="true" fo:language="en" fo:country="US" officeooo:rsid="002f1bfe"/>
    </style:style>
    <style:style style:name="P18" style:family="paragraph" style:parent-style-name="Text_20_body">
      <style:text-properties style:use-window-font-color="true" fo:language="en" fo:country="US" officeooo:rsid="00877594"/>
    </style:style>
    <style:style style:name="P19" style:family="paragraph" style:parent-style-name="Heading_20_2">
      <style:text-properties style:use-window-font-color="true" fo:language="en" fo:country="US" officeooo:rsid="0051b402" officeooo:paragraph-rsid="007de95d"/>
    </style:style>
    <style:style style:name="P20" style:family="paragraph" style:parent-style-name="Text_20_body">
      <style:text-properties fo:language="en" fo:country="US" officeooo:rsid="004c9699" officeooo:paragraph-rsid="007de95d"/>
    </style:style>
    <style:style style:name="P21" style:family="paragraph" style:parent-style-name="Text_20_body">
      <style:text-properties fo:language="en" fo:country="US" officeooo:paragraph-rsid="007de95d"/>
    </style:style>
    <style:style style:name="P22" style:family="paragraph" style:parent-style-name="Text_20_body">
      <style:text-properties style:use-window-font-color="true" fo:language="en" fo:country="US" officeooo:rsid="003c4a52" officeooo:paragraph-rsid="007de95d"/>
    </style:style>
    <style:style style:name="P23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24" style:family="paragraph" style:parent-style-name="Text_20_body">
      <style:text-properties style:use-window-font-color="true" fo:language="en" fo:country="US" officeooo:rsid="0051b402" officeooo:paragraph-rsid="007de95d"/>
    </style:style>
    <style:style style:name="P25" style:family="paragraph" style:parent-style-name="Text_20_body">
      <style:text-properties fo:color="#ff3333" fo:language="en" fo:country="US" officeooo:rsid="004fe199" officeooo:paragraph-rsid="007de95d"/>
    </style:style>
    <style:style style:name="P26" style:family="paragraph" style:parent-style-name="Text_20_body">
      <style:text-properties fo:language="en" fo:country="US" officeooo:paragraph-rsid="00f11916"/>
    </style:style>
    <style:style style:name="P27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P28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29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P30" style:family="paragraph" style:parent-style-name="Standard">
      <style:text-properties fo:font-size="2pt" fo:language="en" fo:country="US" officeooo:paragraph-rsid="00fc0707" style:font-size-asian="10.5pt"/>
    </style:style>
    <style:style style:name="P31" style:family="paragraph" style:parent-style-name="Footer">
      <style:text-properties fo:language="en" fo:country="US"/>
    </style:style>
    <style:style style:name="P32" style:family="paragraph" style:parent-style-name="Text_20_body">
      <style:text-properties style:use-window-font-color="true" fo:language="en" fo:country="US" officeooo:rsid="00318ed6" officeooo:paragraph-rsid="00318ed6"/>
    </style:style>
    <style:style style:name="P33" style:family="paragraph" style:parent-style-name="Text_20_body">
      <style:text-properties style:use-window-font-color="true" fo:language="en" fo:country="US" officeooo:rsid="003c4a52" officeooo:paragraph-rsid="00ebb972"/>
    </style:style>
    <style:style style:name="P34" style:family="paragraph" style:parent-style-name="Text_20_body">
      <style:text-properties style:use-window-font-color="true" fo:language="en" fo:country="US" officeooo:rsid="003c4a52" officeooo:paragraph-rsid="007de95d"/>
    </style:style>
    <style:style style:name="P35" style:family="paragraph" style:parent-style-name="Text_20_body">
      <style:text-properties style:use-window-font-color="true" fo:language="en" fo:country="US" officeooo:rsid="003e83f0" officeooo:paragraph-rsid="00ebb972"/>
    </style:style>
    <style:style style:name="P36" style:family="paragraph" style:parent-style-name="Text_20_body">
      <style:text-properties style:use-window-font-color="true" fo:language="en" fo:country="US" officeooo:rsid="00556e2b" officeooo:paragraph-rsid="00ebb972"/>
    </style:style>
    <style:style style:name="P37" style:family="paragraph" style:parent-style-name="Text_20_body">
      <style:text-properties style:use-window-font-color="true" fo:language="en" fo:country="US" fo:font-style="italic" officeooo:rsid="00556e2b" officeooo:paragraph-rsid="00ebb972" fo:background-color="#ffff00" style:font-style-asian="italic" style:font-style-complex="italic"/>
    </style:style>
    <style:style style:name="P38" style:family="paragraph" style:parent-style-name="Text_20_body">
      <style:text-properties style:use-window-font-color="true" fo:language="en" fo:country="US" officeooo:rsid="004fb46e" officeooo:paragraph-rsid="00ebb972"/>
    </style:style>
    <style:style style:name="P39" style:family="paragraph" style:parent-style-name="Text_20_body">
      <style:text-properties style:use-window-font-color="true" fo:language="en" fo:country="US" officeooo:rsid="00ada2fa" officeooo:paragraph-rsid="00ebb972" fo:background-color="#ffff00"/>
    </style:style>
    <style:style style:name="P40" style:family="paragraph" style:parent-style-name="Text_20_body">
      <style:text-properties style:use-window-font-color="true" fo:language="en" fo:country="US" officeooo:rsid="002f1bfe"/>
    </style:style>
    <style:style style:name="P41" style:family="paragraph" style:parent-style-name="Text_20_body">
      <style:text-properties style:use-window-font-color="true" fo:language="en" fo:country="US" officeooo:rsid="002f1bfe" officeooo:paragraph-rsid="00efec4e"/>
    </style:style>
    <style:style style:name="P42" style:family="paragraph" style:parent-style-name="Text_20_body">
      <style:text-properties style:use-window-font-color="true" fo:language="en" fo:country="US" fo:font-weight="bold" officeooo:rsid="00606890" officeooo:paragraph-rsid="00efec4e" fo:background-color="#ffff00" style:font-weight-asian="bold" style:font-weight-complex="bold"/>
    </style:style>
    <style:style style:name="P43" style:family="paragraph" style:parent-style-name="Text_20_body">
      <style:text-properties style:use-window-font-color="true" fo:language="en" fo:country="US" officeooo:rsid="00877594"/>
    </style:style>
    <style:style style:name="P44" style:family="paragraph" style:parent-style-name="Text_20_body">
      <style:text-properties style:use-window-font-color="true" fo:language="en" fo:country="US" officeooo:paragraph-rsid="007de95d"/>
    </style:style>
    <style:style style:name="P45" style:family="paragraph" style:parent-style-name="Text_20_body">
      <style:text-properties style:use-window-font-color="true" fo:language="en" fo:country="US" officeooo:rsid="0051b402" officeooo:paragraph-rsid="007de95d"/>
    </style:style>
    <style:style style:name="P46" style:family="paragraph" style:parent-style-name="Text_20_body">
      <style:text-properties style:use-window-font-color="true" fo:language="en" fo:country="US" officeooo:paragraph-rsid="00efec4e"/>
    </style:style>
    <style:style style:name="P47" style:family="paragraph" style:parent-style-name="Text_20_body">
      <style:text-properties fo:language="en" fo:country="US"/>
    </style:style>
    <style:style style:name="P48" style:family="paragraph" style:parent-style-name="Text_20_body">
      <style:text-properties fo:language="en" fo:country="US" officeooo:paragraph-rsid="00ebb972"/>
    </style:style>
    <style:style style:name="P49" style:family="paragraph" style:parent-style-name="Text_20_body">
      <style:text-properties fo:language="en" fo:country="US" officeooo:paragraph-rsid="00efec4e"/>
    </style:style>
    <style:style style:name="P50" style:family="paragraph" style:parent-style-name="Text_20_body">
      <style:text-properties fo:language="en" fo:country="US" officeooo:paragraph-rsid="007de95d"/>
    </style:style>
    <style:style style:name="P51" style:family="paragraph" style:parent-style-name="Text_20_body">
      <style:text-properties fo:language="en" fo:country="US" officeooo:rsid="004c9699" officeooo:paragraph-rsid="007de95d"/>
    </style:style>
    <style:style style:name="P52" style:family="paragraph" style:parent-style-name="Text_20_body">
      <style:text-properties fo:language="en" fo:country="US" officeooo:paragraph-rsid="00f11916"/>
    </style:style>
    <style:style style:name="P53" style:family="paragraph" style:parent-style-name="Text_20_body">
      <style:text-properties fo:language="en" fo:country="US" officeooo:paragraph-rsid="00f300cc"/>
    </style:style>
    <style:style style:name="P54" style:family="paragraph" style:parent-style-name="Text_20_body">
      <style:text-properties fo:language="en" fo:country="US" officeooo:paragraph-rsid="011cb807"/>
    </style:style>
    <style:style style:name="P55" style:family="paragraph" style:parent-style-name="Text_20_body">
      <style:text-properties fo:language="en" fo:country="US" officeooo:paragraph-rsid="011dbb94"/>
    </style:style>
    <style:style style:name="P56" style:family="paragraph" style:parent-style-name="Text_20_body">
      <style:text-properties fo:language="en" fo:country="US" officeooo:paragraph-rsid="013b6f6f"/>
    </style:style>
    <style:style style:name="P57" style:family="paragraph" style:parent-style-name="Text_20_body">
      <style:text-properties fo:language="en" fo:country="US" officeooo:paragraph-rsid="014184bc"/>
    </style:style>
    <style:style style:name="P58" style:family="paragraph" style:parent-style-name="Text_20_body">
      <style:text-properties fo:color="#ff3333" fo:language="en" fo:country="US" officeooo:rsid="004fe199" officeooo:paragraph-rsid="007de95d"/>
    </style:style>
    <style:style style:name="P59" style:family="paragraph" style:parent-style-name="Standard" style:master-page-name="">
      <style:paragraph-properties style:page-number="auto">
        <style:tab-stops>
          <style:tab-stop style:position="89.73mm" style:type="right" style:leader-style="dotted" style:leader-text="."/>
        </style:tab-stops>
      </style:paragraph-properties>
      <style:text-properties fo:language="en" fo:country="GB" officeooo:paragraph-rsid="014942b2"/>
    </style:style>
    <style:style style:name="P60" style:family="paragraph" style:parent-style-name="Heading_20_1">
      <style:text-properties fo:language="en" fo:country="US"/>
    </style:style>
    <style:style style:name="P61" style:family="paragraph" style:parent-style-name="Text_20_body" style:list-style-name="L1">
      <style:text-properties style:use-window-font-color="true" fo:language="en" fo:country="US" officeooo:rsid="0038293e" officeooo:paragraph-rsid="007de95d"/>
    </style:style>
    <style:style style:name="P62" style:family="paragraph" style:parent-style-name="Text_20_body">
      <style:text-properties style:use-window-font-color="true" fo:language="en" fo:country="US" officeooo:rsid="0059de9a" officeooo:paragraph-rsid="0162d931"/>
    </style:style>
    <style:style style:name="P63" style:family="paragraph" style:parent-style-name="Text_20_body">
      <style:text-properties style:use-window-font-color="true" fo:language="en" fo:country="US" officeooo:rsid="00877594" officeooo:paragraph-rsid="0148b74f"/>
    </style:style>
    <style:style style:name="P64" style:family="paragraph" style:parent-style-name="Text_20_body">
      <style:text-properties style:use-window-font-color="true" fo:language="en" fo:country="US" officeooo:rsid="00877594" officeooo:paragraph-rsid="01590976"/>
    </style:style>
    <style:style style:name="P65" style:family="paragraph" style:parent-style-name="Text_20_body">
      <style:text-properties style:use-window-font-color="true" fo:language="en" fo:country="US" officeooo:paragraph-rsid="00efec4e"/>
    </style:style>
    <style:style style:name="P66" style:family="paragraph" style:parent-style-name="Text_20_body">
      <style:text-properties style:use-window-font-color="true" fo:language="en" fo:country="GB" officeooo:rsid="01b5f3bb" officeooo:paragraph-rsid="0152aec3"/>
    </style:style>
    <style:style style:name="P67" style:family="paragraph" style:parent-style-name="Text_20_body">
      <style:text-properties officeooo:paragraph-rsid="00efec4e"/>
    </style:style>
    <style:style style:name="P68" style:family="paragraph" style:parent-style-name="Text_20_body">
      <style:text-properties fo:language="en" fo:country="US" officeooo:paragraph-rsid="0152d301"/>
    </style:style>
    <style:style style:name="P69" style:family="paragraph" style:parent-style-name="Text_20_body">
      <style:text-properties fo:language="en" fo:country="US" officeooo:paragraph-rsid="01590976"/>
    </style:style>
    <style:style style:name="P70" style:family="paragraph" style:parent-style-name="Text_20_body">
      <style:text-properties fo:language="en" fo:country="US" officeooo:paragraph-rsid="0159c63d"/>
    </style:style>
    <style:style style:name="P71" style:family="paragraph" style:parent-style-name="Text_20_body">
      <style:text-properties fo:language="en" fo:country="US" officeooo:paragraph-rsid="014184bc"/>
    </style:style>
    <style:style style:name="P72" style:family="paragraph" style:parent-style-name="Text_20_body">
      <style:text-properties fo:language="en" fo:country="US" officeooo:paragraph-rsid="015ce5df"/>
    </style:style>
    <style:style style:name="P73" style:family="paragraph" style:parent-style-name="Text_20_body">
      <style:text-properties fo:language="en" fo:country="US" officeooo:paragraph-rsid="0162d931"/>
    </style:style>
    <style:style style:name="P74" style:family="paragraph" style:parent-style-name="Text_20_body">
      <style:text-properties fo:language="en" fo:country="US" officeooo:paragraph-rsid="016586db"/>
    </style:style>
    <style:style style:name="P75" style:family="paragraph" style:parent-style-name="Text_20_body">
      <style:text-properties fo:language="en" fo:country="US" officeooo:paragraph-rsid="0165d712"/>
    </style:style>
    <style:style style:name="P76" style:family="paragraph" style:parent-style-name="Text_20_body">
      <style:text-properties fo:language="en" fo:country="US" officeooo:paragraph-rsid="01695758"/>
    </style:style>
    <style:style style:name="P77" style:family="paragraph" style:parent-style-name="Text_20_body">
      <style:text-properties fo:language="en" fo:country="US" officeooo:rsid="01cbab9d" officeooo:paragraph-rsid="00f300cc" fo:background-color="#ffff00"/>
    </style:style>
    <style:style style:name="P78" style:family="paragraph" style:parent-style-name="Text_20_body">
      <style:text-properties fo:language="en" fo:country="US" officeooo:paragraph-rsid="00efec4e" fo:background-color="#ffff00"/>
    </style:style>
    <style:style style:name="P79" style:family="paragraph" style:parent-style-name="Text_20_body">
      <style:text-properties fo:language="en" fo:country="US" officeooo:paragraph-rsid="016c95f1"/>
    </style:style>
    <style:style style:name="P80" style:family="paragraph" style:parent-style-name="Text_20_body">
      <style:text-properties fo:language="en" fo:country="GB" officeooo:paragraph-rsid="0152aec3"/>
    </style:style>
    <style:style style:name="P81" style:family="paragraph" style:parent-style-name="Text_20_body">
      <style:text-properties fo:language="en" fo:country="GB" officeooo:rsid="01cbab9d" officeooo:paragraph-rsid="016c95f1"/>
    </style:style>
    <style:style style:name="P82" style:family="paragraph" style:parent-style-name="Text_20_body">
      <style:text-properties officeooo:paragraph-rsid="015ce5df"/>
    </style:style>
    <style:style style:name="P83" style:family="paragraph" style:parent-style-name="Text_20_body">
      <style:text-properties officeooo:paragraph-rsid="015daf9e"/>
    </style:style>
    <style:style style:name="P84" style:family="paragraph" style:parent-style-name="Text_20_body">
      <style:text-properties officeooo:paragraph-rsid="0165d712"/>
    </style:style>
    <style:style style:name="P85" style:family="paragraph" style:parent-style-name="Text_20_body">
      <style:text-properties officeooo:paragraph-rsid="016c95f1"/>
    </style:style>
    <style:style style:name="P86" style:family="paragraph" style:parent-style-name="Standard">
      <style:text-properties fo:language="en" fo:country="GB" officeooo:rsid="01ae50ff" officeooo:paragraph-rsid="016c95f1"/>
    </style:style>
    <style:style style:name="P87" style:family="paragraph" style:parent-style-name="Heading_20_2">
      <style:text-properties style:use-window-font-color="true" fo:language="en" fo:country="US" officeooo:rsid="00891e8c" officeooo:paragraph-rsid="00a109f5"/>
    </style:style>
    <style:style style:name="P88" style:family="paragraph" style:parent-style-name="Heading_20_2">
      <style:text-properties style:use-window-font-color="true" fo:language="en" fo:country="US" officeooo:rsid="008af283" officeooo:paragraph-rsid="00a109f5"/>
    </style:style>
    <style:style style:name="P89" style:family="paragraph" style:parent-style-name="Heading_20_2">
      <style:text-properties style:use-window-font-color="true" fo:language="en" fo:country="US" officeooo:rsid="002f1bfe"/>
    </style:style>
    <style:style style:name="P90" style:family="paragraph" style:parent-style-name="Heading_20_2">
      <style:text-properties style:use-window-font-color="true" fo:language="en" fo:country="US" officeooo:rsid="0051b402" officeooo:paragraph-rsid="007de95d"/>
    </style:style>
    <style:style style:name="P91" style:family="paragraph" style:parent-style-name="Heading_20_2">
      <style:text-properties fo:language="en" fo:country="US" officeooo:rsid="00a109f5" officeooo:paragraph-rsid="00a109f5"/>
    </style:style>
    <style:style style:name="P92" style:family="paragraph" style:parent-style-name="Heading_20_2">
      <style:text-properties fo:language="en" fo:country="US" officeooo:paragraph-rsid="007de95d"/>
    </style:style>
    <style:style style:name="P93" style:family="paragraph" style:parent-style-name="Heading_20_2">
      <style:text-properties fo:language="en" fo:country="US" officeooo:paragraph-rsid="00f300cc"/>
    </style:style>
    <style:style style:name="P94" style:family="paragraph" style:parent-style-name="Heading_20_2">
      <style:text-properties fo:language="en" fo:country="US" officeooo:rsid="014d9878" officeooo:paragraph-rsid="016c95f1"/>
    </style:style>
    <style:style style:name="P95" style:family="paragraph" style:parent-style-name="Heading_20_2">
      <style:text-properties fo:language="en" fo:country="US" officeooo:paragraph-rsid="014d9878"/>
    </style:style>
    <style:style style:name="P96" style:family="paragraph" style:parent-style-name="Heading_20_2">
      <style:text-properties fo:language="en" fo:country="US" officeooo:paragraph-rsid="0152aec3"/>
    </style:style>
    <style:style style:name="P97" style:family="paragraph" style:parent-style-name="Heading_20_2">
      <style:text-properties officeooo:paragraph-rsid="014d9878"/>
    </style:style>
    <style:style style:name="P98" style:family="paragraph" style:parent-style-name="Heading_20_2">
      <style:text-properties fo:language="en" fo:country="GB" officeooo:rsid="028a3423" officeooo:paragraph-rsid="016c95f1"/>
    </style:style>
    <style:style style:name="T1" style:family="text">
      <style:text-properties style:use-window-font-color="true" fo:font-style="italic" officeooo:rsid="00556e2b" fo:background-color="#ffff00" loext:char-shading-value="0" style:font-style-asian="italic" style:font-style-complex="italic"/>
    </style:style>
    <style:style style:name="T2" style:family="text">
      <style:text-properties style:use-window-font-color="true" fo:font-style="italic" officeooo:rsid="008f622c" fo:background-color="#ffff00" loext:char-shading-value="0" style:font-style-asian="italic" style:font-style-complex="italic"/>
    </style:style>
    <style:style style:name="T3" style:family="text">
      <style:text-properties style:use-window-font-color="true" fo:font-style="italic" officeooo:rsid="007a2a43" fo:background-color="#ffff00" loext:char-shading-value="0" style:font-style-asian="italic" style:font-style-complex="italic"/>
    </style:style>
    <style:style style:name="T4" style:family="text">
      <style:text-properties style:use-window-font-color="true" officeooo:rsid="00891e8c"/>
    </style:style>
    <style:style style:name="T5" style:family="text">
      <style:text-properties style:use-window-font-color="true" officeooo:rsid="008af283"/>
    </style:style>
    <style:style style:name="T6" style:family="text">
      <style:text-properties style:use-window-font-color="true" officeooo:rsid="002f1bfe"/>
    </style:style>
    <style:style style:name="T7" style:family="text">
      <style:text-properties style:use-window-font-color="true" officeooo:rsid="005f6dde"/>
    </style:style>
    <style:style style:name="T8" style:family="text">
      <style:text-properties officeooo:rsid="00318ed6"/>
    </style:style>
    <style:style style:name="T9" style:family="text">
      <style:text-properties officeooo:rsid="00430258"/>
    </style:style>
    <style:style style:name="T10" style:family="text">
      <style:text-properties officeooo:rsid="0080b924"/>
    </style:style>
    <style:style style:name="T11" style:family="text">
      <style:text-properties fo:font-style="italic" officeooo:rsid="00430258" style:font-style-asian="italic" style:font-style-complex="italic"/>
    </style:style>
    <style:style style:name="T12" style:family="text">
      <style:text-properties officeooo:rsid="004fe199"/>
    </style:style>
    <style:style style:name="T13" style:family="text">
      <style:text-properties style:use-window-font-color="true" officeooo:rsid="0051b402"/>
    </style:style>
    <style:style style:name="T14" style:family="text">
      <style:text-properties style:use-window-font-color="true" officeooo:rsid="003c4a52"/>
    </style:style>
    <style:style style:name="T15" style:family="text">
      <style:text-properties fo:color="#ff3333" officeooo:rsid="003c4a52"/>
    </style:style>
    <style:style style:name="T16" style:family="text">
      <style:text-properties fo:color="#ff3333" officeooo:rsid="004fe199"/>
    </style:style>
    <style:style style:name="T17" style:family="text">
      <style:text-properties officeooo:rsid="003c4a52"/>
    </style:style>
    <style:style style:name="T18" style:family="text">
      <style:text-properties officeooo:rsid="0052fc81"/>
    </style:style>
    <style:style style:name="T19" style:family="text">
      <style:text-properties officeooo:rsid="0052ccd1"/>
    </style:style>
    <style:style style:name="T20" style:family="text">
      <style:text-properties style:use-window-font-color="true" officeooo:rsid="00840d51" fo:background-color="#ffff00" loext:char-shading-value="0"/>
    </style:style>
    <style:style style:name="T21" style:family="text">
      <style:text-properties style:use-window-font-color="true" officeooo:rsid="00840d51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weight="normal" officeooo:rsid="00fff46b" style:font-weight-asian="normal" style:font-weight-complex="normal"/>
    </style:style>
    <style:style style:name="T24" style:family="text">
      <style:text-properties fo:font-weight="normal" officeooo:rsid="01a50cff" style:font-weight-asian="normal" style:font-weight-complex="normal"/>
    </style:style>
    <style:style style:name="T25" style:family="text">
      <style:text-properties fo:font-weight="normal" officeooo:rsid="005d23ef" style:font-weight-asian="normal" style:font-weight-complex="normal"/>
    </style:style>
    <style:style style:name="T26" style:family="text">
      <style:text-properties fo:font-weight="normal" officeooo:rsid="01ca0626" style:font-weight-asian="normal" style:font-weight-complex="normal"/>
    </style:style>
    <style:style style:name="T27" style:family="text">
      <style:text-properties fo:font-weight="normal" officeooo:rsid="00a91991" style:font-weight-asian="normal" style:font-weight-complex="normal"/>
    </style:style>
    <style:style style:name="T28" style:family="text">
      <style:text-properties fo:font-weight="normal" officeooo:rsid="02444870" style:font-weight-asian="normal" style:font-weight-complex="normal"/>
    </style:style>
    <style:style style:name="T29" style:family="text">
      <style:text-properties fo:font-weight="normal" officeooo:rsid="01bae9ee" style:font-weight-asian="normal" style:font-weight-complex="normal"/>
    </style:style>
    <style:style style:name="T30" style:family="text">
      <style:text-properties fo:font-weight="normal" officeooo:rsid="01b915aa" style:font-weight-asian="normal" style:font-weight-complex="normal"/>
    </style:style>
    <style:style style:name="T31" style:family="text">
      <style:text-properties fo:font-weight="normal" officeooo:rsid="01e1c175" style:font-weight-asian="normal" style:font-weight-complex="normal"/>
    </style:style>
    <style:style style:name="T32" style:family="text">
      <style:text-properties fo:font-weight="normal" officeooo:rsid="02884b54" style:font-weight-asian="normal" style:font-weight-complex="normal"/>
    </style:style>
    <style:style style:name="T33" style:family="text">
      <style:text-properties fo:font-weight="normal" officeooo:rsid="01be87fb" style:font-weight-asian="normal" style:font-weight-complex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officeooo:rsid="00349dfb"/>
    </style:style>
    <style:style style:name="T36" style:family="text">
      <style:text-properties style:use-window-font-color="true" officeooo:rsid="003c4a52"/>
    </style:style>
    <style:style style:name="T37" style:family="text">
      <style:text-properties style:use-window-font-color="true" fo:font-style="italic" officeooo:rsid="00556e2b" fo:background-color="#ffff00" loext:char-shading-value="0" style:font-style-asian="italic" style:font-style-complex="italic"/>
    </style:style>
    <style:style style:name="T38" style:family="text">
      <style:text-properties style:use-window-font-color="true" fo:font-style="italic" officeooo:rsid="007a2a43" fo:background-color="#ffff00" loext:char-shading-value="0" style:font-style-asian="italic" style:font-style-complex="italic"/>
    </style:style>
    <style:style style:name="T39" style:family="text">
      <style:text-properties style:use-window-font-color="true" fo:font-style="italic" officeooo:rsid="008f622c" fo:background-color="#ffff00" loext:char-shading-value="0" style:font-style-asian="italic" style:font-style-complex="italic"/>
    </style:style>
    <style:style style:name="T40" style:family="text">
      <style:text-properties style:use-window-font-color="true" officeooo:rsid="00891e8c"/>
    </style:style>
    <style:style style:name="T41" style:family="text">
      <style:text-properties style:use-window-font-color="true" officeooo:rsid="008af283"/>
    </style:style>
    <style:style style:name="T42" style:family="text">
      <style:text-properties style:use-window-font-color="true" officeooo:rsid="002f1bfe"/>
    </style:style>
    <style:style style:name="T43" style:family="text">
      <style:text-properties style:use-window-font-color="true" officeooo:rsid="005f6dde"/>
    </style:style>
    <style:style style:name="T44" style:family="text">
      <style:text-properties style:use-window-font-color="true" officeooo:rsid="0051b402"/>
    </style:style>
    <style:style style:name="T45" style:family="text">
      <style:text-properties style:use-window-font-color="true" officeooo:rsid="00840d51" fo:background-color="#ffff00" loext:char-shading-value="0"/>
    </style:style>
    <style:style style:name="T46" style:family="text">
      <style:text-properties style:use-window-font-color="true" officeooo:rsid="00840d51"/>
    </style:style>
    <style:style style:name="T47" style:family="text">
      <style:text-properties style:use-window-font-color="true" fo:language="en" fo:country="US"/>
    </style:style>
    <style:style style:name="T48" style:family="text">
      <style:text-properties style:use-window-font-color="true" fo:language="en" fo:country="US" officeooo:rsid="003c4a52"/>
    </style:style>
    <style:style style:name="T49" style:family="text">
      <style:text-properties style:use-window-font-color="true" fo:language="en" fo:country="US" officeooo:rsid="003e83f0"/>
    </style:style>
    <style:style style:name="T50" style:family="text">
      <style:text-properties style:use-window-font-color="true" fo:language="en" fo:country="US" fo:font-weight="bold" officeooo:rsid="011cb807" style:font-weight-asian="bold" style:font-weight-complex="bold"/>
    </style:style>
    <style:style style:name="T51" style:family="text">
      <style:text-properties style:use-window-font-color="true" fo:language="en" fo:country="US" fo:font-weight="bold" officeooo:rsid="011dbb94" style:font-weight-asian="bold" style:font-weight-complex="bold"/>
    </style:style>
    <style:style style:name="T52" style:family="text">
      <style:text-properties style:use-window-font-color="true" fo:language="en" fo:country="US" fo:font-weight="bold" officeooo:rsid="013436f2" style:font-weight-asian="bold" style:font-weight-complex="bold"/>
    </style:style>
    <style:style style:name="T53" style:family="text">
      <style:text-properties style:use-window-font-color="true" fo:language="en" fo:country="US" fo:font-weight="bold" officeooo:rsid="01461f10" style:font-weight-asian="bold" style:font-weight-complex="bold"/>
    </style:style>
    <style:style style:name="T54" style:family="text">
      <style:text-properties style:use-window-font-color="true" fo:language="en" fo:country="US" fo:font-weight="bold" officeooo:rsid="0052fc81" style:font-weight-asian="bold" style:font-weight-complex="bold"/>
    </style:style>
    <style:style style:name="T55" style:family="text">
      <style:text-properties style:use-window-font-color="true" fo:language="en" fo:country="US" fo:font-weight="bold" officeooo:rsid="0162d931" style:font-weight-asian="bold" style:font-weight-complex="bold"/>
    </style:style>
    <style:style style:name="T56" style:family="text">
      <style:text-properties style:use-window-font-color="true" fo:language="en" fo:country="US" fo:font-weight="bold" officeooo:rsid="0072ed61" style:font-weight-asian="bold" style:font-weight-complex="bold"/>
    </style:style>
    <style:style style:name="T57" style:family="text">
      <style:text-properties style:use-window-font-color="true" fo:language="en" fo:country="US" fo:font-weight="bold" officeooo:rsid="0167a0e8" style:font-weight-asian="bold" style:font-weight-complex="bold"/>
    </style:style>
    <style:style style:name="T58" style:family="text">
      <style:text-properties style:use-window-font-color="true" fo:language="en" fo:country="US" officeooo:rsid="00a1b640"/>
    </style:style>
    <style:style style:name="T59" style:family="text">
      <style:text-properties style:use-window-font-color="true" fo:language="en" fo:country="US" officeooo:rsid="004c9699"/>
    </style:style>
    <style:style style:name="T60" style:family="text">
      <style:text-properties style:use-window-font-color="true" fo:language="en" fo:country="US" officeooo:rsid="01c64a07"/>
    </style:style>
    <style:style style:name="T61" style:family="text">
      <style:text-properties style:use-window-font-color="true" fo:language="en" fo:country="US" officeooo:rsid="01227d96"/>
    </style:style>
    <style:style style:name="T62" style:family="text">
      <style:text-properties style:use-window-font-color="true" fo:language="en" fo:country="US" officeooo:rsid="0123ebd7"/>
    </style:style>
    <style:style style:name="T63" style:family="text">
      <style:text-properties style:use-window-font-color="true" fo:language="en" fo:country="US" officeooo:rsid="0135d15a"/>
    </style:style>
    <style:style style:name="T64" style:family="text">
      <style:text-properties style:use-window-font-color="true" fo:language="en" fo:country="US" officeooo:rsid="011dbb94"/>
    </style:style>
    <style:style style:name="T65" style:family="text">
      <style:text-properties style:use-window-font-color="true" fo:language="en" fo:country="US" officeooo:rsid="011cb807"/>
    </style:style>
    <style:style style:name="T66" style:family="text">
      <style:text-properties style:use-window-font-color="true" fo:language="en" fo:country="US" officeooo:rsid="013436f2"/>
    </style:style>
    <style:style style:name="T67" style:family="text">
      <style:text-properties style:use-window-font-color="true" fo:language="en" fo:country="US" officeooo:rsid="00a3e1d4"/>
    </style:style>
    <style:style style:name="T68" style:family="text">
      <style:text-properties style:use-window-font-color="true" fo:language="en" fo:country="US" officeooo:rsid="0052fc81"/>
    </style:style>
    <style:style style:name="T69" style:family="text">
      <style:text-properties style:use-window-font-color="true" fo:language="en" fo:country="US" officeooo:rsid="009c1953"/>
    </style:style>
    <style:style style:name="T70" style:family="text">
      <style:text-properties style:use-window-font-color="true" fo:language="en" fo:country="US" officeooo:rsid="00a55a12"/>
    </style:style>
    <style:style style:name="T71" style:family="text">
      <style:text-properties style:use-window-font-color="true" fo:language="en" fo:country="US" officeooo:rsid="00a61bf2"/>
    </style:style>
    <style:style style:name="T72" style:family="text">
      <style:text-properties style:use-window-font-color="true" fo:language="en" fo:country="US" officeooo:rsid="0147e2a0"/>
    </style:style>
    <style:style style:name="T73" style:family="text">
      <style:text-properties style:use-window-font-color="true" fo:language="en" fo:country="US" officeooo:rsid="014d9878"/>
    </style:style>
    <style:style style:name="T74" style:family="text">
      <style:text-properties style:use-window-font-color="true" fo:language="en" fo:country="US" officeooo:rsid="0059de9a"/>
    </style:style>
    <style:style style:name="T75" style:family="text">
      <style:text-properties style:use-window-font-color="true" fo:language="en" fo:country="US" officeooo:rsid="014389ba"/>
    </style:style>
    <style:style style:name="T76" style:family="text">
      <style:text-properties style:use-window-font-color="true" fo:language="en" fo:country="US" officeooo:rsid="0072ed61"/>
    </style:style>
    <style:style style:name="T77" style:family="text">
      <style:text-properties style:use-window-font-color="true" fo:language="en" fo:country="US" officeooo:rsid="0162d931"/>
    </style:style>
    <style:style style:name="T78" style:family="text">
      <style:text-properties style:use-window-font-color="true" fo:language="en" fo:country="US" officeooo:rsid="01653cc0"/>
    </style:style>
    <style:style style:name="T79" style:family="text">
      <style:text-properties style:use-window-font-color="true" fo:language="en" fo:country="US" officeooo:rsid="0165d712"/>
    </style:style>
    <style:style style:name="T80" style:family="text">
      <style:text-properties style:use-window-font-color="true" fo:language="en" fo:country="US" officeooo:rsid="00d3b397"/>
    </style:style>
    <style:style style:name="T81" style:family="text">
      <style:text-properties style:use-window-font-color="true" fo:language="en" fo:country="US" fo:font-weight="normal" officeooo:rsid="011dbb94" style:font-weight-asian="normal" style:font-weight-complex="normal"/>
    </style:style>
    <style:style style:name="T82" style:family="text">
      <style:text-properties style:use-window-font-color="true" fo:language="en" fo:country="US" fo:font-weight="normal" officeooo:rsid="013436f2" style:font-weight-asian="normal" style:font-weight-complex="normal"/>
    </style:style>
    <style:style style:name="T83" style:family="text">
      <style:text-properties style:use-window-font-color="true" fo:language="en" fo:country="US" fo:font-weight="normal" officeooo:rsid="0167a0e8" style:font-weight-asian="normal" style:font-weight-complex="normal"/>
    </style:style>
    <style:style style:name="T84" style:family="text">
      <style:text-properties style:use-window-font-color="true" officeooo:rsid="0038293e"/>
    </style:style>
    <style:style style:name="T85" style:family="text">
      <style:text-properties style:use-window-font-color="true" style:font-name="Liberation Sans1" fo:language="en" fo:country="US" officeooo:rsid="00a55a12" style:font-size-asian="10.5pt"/>
    </style:style>
    <style:style style:name="T86" style:family="text">
      <style:text-properties style:use-window-font-color="true" officeooo:rsid="004fb46e"/>
    </style:style>
    <style:style style:name="T87" style:family="text">
      <style:text-properties style:use-window-font-color="true" officeooo:rsid="00318ed6"/>
    </style:style>
    <style:style style:name="T88" style:family="text">
      <style:text-properties style:use-window-font-color="true" officeooo:rsid="01c64a07"/>
    </style:style>
    <style:style style:name="T89" style:family="text">
      <style:text-properties style:use-window-font-color="true" officeooo:rsid="004c9699"/>
    </style:style>
    <style:style style:name="T90" style:family="text">
      <style:text-properties style:use-window-font-color="true" officeooo:rsid="00ebb972"/>
    </style:style>
    <style:style style:name="T91" style:family="text">
      <style:text-properties style:use-window-font-color="true" fo:font-weight="normal" officeooo:rsid="00318ed6" style:font-weight-asian="normal" style:font-weight-complex="normal"/>
    </style:style>
    <style:style style:name="T92" style:family="text">
      <style:text-properties style:use-window-font-color="true" fo:font-weight="normal" officeooo:rsid="002c7a2e" style:font-weight-asian="normal" style:font-weight-complex="normal"/>
    </style:style>
    <style:style style:name="T93" style:family="text">
      <style:text-properties style:use-window-font-color="true" fo:font-weight="normal" officeooo:rsid="01a9daf3" style:font-weight-asian="normal" style:font-weight-complex="normal"/>
    </style:style>
    <style:style style:name="T94" style:family="text">
      <style:text-properties style:use-window-font-color="true" fo:font-weight="normal" officeooo:rsid="01f72f3f" style:font-weight-asian="normal" style:font-weight-complex="normal"/>
    </style:style>
    <style:style style:name="T95" style:family="text">
      <style:text-properties style:use-window-font-color="true" officeooo:rsid="003e83f0"/>
    </style:style>
    <style:style style:name="T96" style:family="text">
      <style:text-properties style:use-window-font-color="true" officeooo:rsid="009d6315"/>
    </style:style>
    <style:style style:name="T97" style:family="text">
      <style:text-properties style:use-window-font-color="true" officeooo:rsid="009a3ca4"/>
    </style:style>
    <style:style style:name="T98" style:family="text">
      <style:text-properties style:use-window-font-color="true" officeooo:rsid="00ececdd"/>
    </style:style>
    <style:style style:name="T99" style:family="text">
      <style:text-properties style:use-window-font-color="true" officeooo:rsid="002c68fc"/>
    </style:style>
    <style:style style:name="T100" style:family="text">
      <style:text-properties style:use-window-font-color="true" officeooo:rsid="0053925c"/>
    </style:style>
    <style:style style:name="T101" style:family="text">
      <style:text-properties style:use-window-font-color="true" officeooo:rsid="00989bc7"/>
    </style:style>
    <style:style style:name="T102" style:family="text">
      <style:text-properties style:use-window-font-color="true" officeooo:rsid="00430258"/>
    </style:style>
    <style:style style:name="T103" style:family="text">
      <style:text-properties style:use-window-font-color="true" officeooo:rsid="00d900a0"/>
    </style:style>
    <style:style style:name="T104" style:family="text">
      <style:text-properties style:use-window-font-color="true" fo:font-weight="bold" officeooo:rsid="0038293e" style:font-weight-asian="bold" style:font-weight-complex="bold"/>
    </style:style>
    <style:style style:name="T105" style:family="text">
      <style:text-properties style:use-window-font-color="true" fo:font-weight="bold" officeooo:rsid="0074c792" style:font-weight-asian="bold" style:font-weight-complex="bold"/>
    </style:style>
    <style:style style:name="T106" style:family="text">
      <style:text-properties style:use-window-font-color="true" fo:font-weight="bold" officeooo:rsid="00bc0794" style:font-weight-asian="bold" style:font-weight-complex="bold"/>
    </style:style>
    <style:style style:name="T107" style:family="text">
      <style:text-properties style:use-window-font-color="true" fo:font-weight="bold" officeooo:rsid="004fb46e" style:font-weight-asian="bold" style:font-weight-complex="bold"/>
    </style:style>
    <style:style style:name="T108" style:family="text">
      <style:text-properties style:use-window-font-color="true" fo:font-weight="bold" officeooo:rsid="01a9daf3" style:font-weight-asian="bold" style:font-weight-complex="bold"/>
    </style:style>
    <style:style style:name="T109" style:family="text">
      <style:text-properties style:use-window-font-color="true" officeooo:rsid="008e6ad1"/>
    </style:style>
    <style:style style:name="T110" style:family="text">
      <style:text-properties style:use-window-font-color="true" officeooo:rsid="019d9f3d"/>
    </style:style>
    <style:style style:name="T111" style:family="text">
      <style:text-properties style:use-window-font-color="true" officeooo:rsid="01276325"/>
    </style:style>
    <style:style style:name="T112" style:family="text">
      <style:text-properties style:use-window-font-color="true" officeooo:rsid="0128beb9"/>
    </style:style>
    <style:style style:name="T113" style:family="text">
      <style:text-properties style:use-window-font-color="true" officeooo:rsid="0059de9a"/>
    </style:style>
    <style:style style:name="T114" style:family="text">
      <style:text-properties style:use-window-font-color="true" officeooo:rsid="0074c792"/>
    </style:style>
    <style:style style:name="T115" style:family="text">
      <style:text-properties style:use-window-font-color="true" officeooo:rsid="01387add"/>
    </style:style>
    <style:style style:name="T116" style:family="text">
      <style:text-properties style:use-window-font-color="true" officeooo:rsid="013faad5"/>
    </style:style>
    <style:style style:name="T117" style:family="text">
      <style:text-properties style:use-window-font-color="true" officeooo:rsid="014184bc"/>
    </style:style>
    <style:style style:name="T118" style:family="text">
      <style:text-properties style:use-window-font-color="true" officeooo:rsid="014b0013"/>
    </style:style>
    <style:style style:name="T119" style:family="text">
      <style:text-properties style:use-window-font-color="true" officeooo:rsid="0159c63d"/>
    </style:style>
    <style:style style:name="T120" style:family="text">
      <style:text-properties style:use-window-font-color="true" officeooo:rsid="015a9151"/>
    </style:style>
    <style:style style:name="T121" style:family="text">
      <style:text-properties style:use-window-font-color="true" officeooo:rsid="00d3b397"/>
    </style:style>
    <style:style style:name="T122" style:family="text">
      <style:text-properties style:use-window-font-color="true" officeooo:rsid="0167a0e8"/>
    </style:style>
    <style:style style:name="T123" style:family="text">
      <style:text-properties officeooo:rsid="00318ed6"/>
    </style:style>
    <style:style style:name="T124" style:family="text">
      <style:text-properties officeooo:rsid="00430258"/>
    </style:style>
    <style:style style:name="T125" style:family="text">
      <style:text-properties officeooo:rsid="0080b924"/>
    </style:style>
    <style:style style:name="T126" style:family="text">
      <style:text-properties fo:font-style="italic" officeooo:rsid="00430258" style:font-style-asian="italic" style:font-style-complex="italic"/>
    </style:style>
    <style:style style:name="T127" style:family="text">
      <style:text-properties fo:color="#ff3333" officeooo:rsid="003c4a52"/>
    </style:style>
    <style:style style:name="T128" style:family="text">
      <style:text-properties fo:color="#ff3333" officeooo:rsid="004fe199"/>
    </style:style>
    <style:style style:name="T129" style:family="text">
      <style:text-properties officeooo:rsid="003c4a52"/>
    </style:style>
    <style:style style:name="T130" style:family="text">
      <style:text-properties officeooo:rsid="0052fc81"/>
    </style:style>
    <style:style style:name="T131" style:family="text">
      <style:text-properties officeooo:rsid="0052ccd1"/>
    </style:style>
    <style:style style:name="T132" style:family="text">
      <style:text-properties officeooo:rsid="004fe199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137c3d3" style:font-weight-asian="bold" style:font-weight-complex="bold"/>
    </style:style>
    <style:style style:name="T135" style:family="text">
      <style:text-properties fo:font-weight="bold" officeooo:rsid="01bae9ee" style:font-weight-asian="bold" style:font-weight-complex="bold"/>
    </style:style>
    <style:style style:name="T136" style:family="text">
      <style:text-properties fo:font-weight="bold" officeooo:rsid="01e1c175" style:font-weight-asian="bold" style:font-weight-complex="bold"/>
    </style:style>
    <style:style style:name="T137" style:family="text">
      <style:text-properties fo:font-weight="bold" officeooo:rsid="02884b54" style:font-weight-asian="bold" style:font-weight-complex="bold"/>
    </style:style>
    <style:style style:name="T138" style:family="text">
      <style:text-properties fo:font-weight="bold" officeooo:rsid="01485375" style:font-weight-asian="bold" style:font-weight-complex="bold"/>
    </style:style>
    <style:style style:name="T139" style:family="text">
      <style:text-properties fo:font-weight="bold" officeooo:rsid="01c64a07" style:font-weight-asian="bold" style:font-weight-complex="bold"/>
    </style:style>
    <style:style style:name="T140" style:family="text">
      <style:text-properties fo:font-weight="bold" officeooo:rsid="0167da4e" style:font-weight-asian="bold" style:font-weight-complex="bold"/>
    </style:style>
    <style:style style:name="T141" style:family="text">
      <style:text-properties fo:font-weight="bold" officeooo:rsid="01f23e38" style:font-weight-asian="bold" style:font-weight-complex="bold"/>
    </style:style>
    <style:style style:name="T142" style:family="text">
      <style:text-properties fo:font-weight="bold" officeooo:rsid="028a3423" style:font-weight-asian="bold" style:font-weight-complex="bold"/>
    </style:style>
    <style:style style:name="T143" style:family="text">
      <style:text-properties fo:language="en" fo:country="US"/>
    </style:style>
    <style:style style:name="T144" style:family="text">
      <style:text-properties fo:language="en" fo:country="US" officeooo:rsid="0139c662"/>
    </style:style>
    <style:style style:name="T145" style:family="text">
      <style:text-properties fo:language="en" fo:country="US" officeooo:rsid="0167a0e8"/>
    </style:style>
    <style:style style:name="T146" style:family="text">
      <style:text-properties fo:language="en" fo:country="US" fo:font-weight="bold" officeooo:rsid="0167a0e8" style:font-weight-asian="bold" style:font-weight-complex="bold"/>
    </style:style>
    <style:style style:name="T147" style:family="text">
      <style:text-properties officeooo:rsid="0053925c"/>
    </style:style>
    <style:style style:name="T148" style:family="text">
      <style:text-properties officeooo:rsid="0029da6a"/>
    </style:style>
    <style:style style:name="T149" style:family="text">
      <style:text-properties officeooo:rsid="008e6ad1"/>
    </style:style>
    <style:style style:name="T150" style:family="text">
      <style:text-properties officeooo:rsid="005f6dde"/>
    </style:style>
    <style:style style:name="T151" style:family="text">
      <style:text-properties officeooo:rsid="01c64a07"/>
    </style:style>
    <style:style style:name="T152" style:family="text">
      <style:text-properties officeooo:rsid="01213f6d"/>
    </style:style>
    <style:style style:name="T153" style:family="text">
      <style:text-properties officeooo:rsid="0137c3d3"/>
    </style:style>
    <style:style style:name="T154" style:family="text">
      <style:text-properties officeooo:rsid="01485375"/>
    </style:style>
    <style:style style:name="T155" style:family="text">
      <style:text-properties officeooo:rsid="015a9151"/>
    </style:style>
    <style:style style:name="T156" style:family="text">
      <style:text-properties officeooo:rsid="0162d931"/>
    </style:style>
    <style:style style:name="T157" style:family="text">
      <style:text-properties officeooo:rsid="0167da4e"/>
    </style:style>
    <style:style style:name="T158" style:family="text">
      <style:text-properties officeooo:rsid="01695758"/>
    </style:style>
    <style:style style:name="T159" style:family="text">
      <style:text-properties fo:language="en" fo:country="GB"/>
    </style:style>
    <style:style style:name="T160" style:family="text">
      <style:text-properties fo:language="en" fo:country="GB" officeooo:rsid="01cbab9d"/>
    </style:style>
    <style:style style:name="T161" style:family="text">
      <style:text-properties fo:language="en" fo:country="GB" officeooo:rsid="028a3423"/>
    </style:style>
    <style:style style:name="T162" style:family="text">
      <style:text-properties fo:language="en" fo:country="GB" officeooo:rsid="01f85f6a"/>
    </style:style>
    <style:style style:name="T163" style:family="text">
      <style:text-properties fo:language="en" fo:country="GB" fo:font-weight="bold" officeooo:rsid="01f85f6a" style:font-weight-asian="bold" style:font-weight-complex="bold"/>
    </style:style>
    <style:style style:name="T164" style:family="text">
      <style:text-properties fo:language="en" fo:country="GB" fo:font-weight="normal" officeooo:rsid="01f9085a" style:font-weight-asian="normal" style:font-weight-complex="normal"/>
    </style:style>
    <style:style style:name="T165" style:family="text">
      <style:text-properties officeooo:rsid="028bcdab"/>
    </style:style>
    <style:style style:name="T166" style:family="text">
      <style:text-properties officeooo:rsid="0283ff6b"/>
    </style:style>
    <style:style style:name="T167" style:family="text">
      <style:text-properties officeooo:rsid="01cbab9d"/>
    </style:style>
    <style:style style:name="T168" style:family="text">
      <style:text-properties officeooo:rsid="01ae50ff"/>
    </style:style>
    <style:style style:name="T169" style:family="text">
      <style:text-properties officeooo:rsid="0223d12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4092512" text:id="ct54092512">
          <text:deletion>
            <office:change-info>
              <dc:creator>Tanel Saimre</dc:creator>
              <dc:date>2017-01-25T17:21:00</dc:date>
            </office:change-info>
            <text:p text:style-name="P1">that</text:p>
          </text:deletion>
        </text:changed-region>
        <text:changed-region xml:id="ct54094736" text:id="ct54094736">
          <text:insertion>
            <office:change-info>
              <dc:creator>Tanel Saimre</dc:creator>
              <dc:date>2017-01-25T17:21:00</dc:date>
            </office:change-info>
          </text:insertion>
        </text:changed-region>
        <text:changed-region xml:id="ct54096336" text:id="ct54096336">
          <text:deletion>
            <office:change-info>
              <dc:creator>Tanel Saimre</dc:creator>
              <dc:date>2017-01-25T17:22:00</dc:date>
            </office:change-info>
            <text:p text:style-name="P1">provides </text:p>
          </text:deletion>
        </text:changed-region>
        <text:changed-region xml:id="ct54089968" text:id="ct54089968">
          <text:insertion>
            <office:change-info>
              <dc:creator>Luc Saffre</dc:creator>
              <dc:date>2017-02-16T11:46:00</dc:date>
            </office:change-info>
          </text:insertion>
        </text:changed-region>
        <text:changed-region xml:id="ct54092064" text:id="ct54092064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44621360" text:id="ct44621360">
          <text:deletion>
            <office:change-info>
              <dc:creator>Luc Saffre</dc:creator>
              <dc:date>2017-02-16T11:47:00</dc:date>
            </office:change-info>
            <text:p text:style-name="P2">C</text:p>
          </text:deletion>
        </text:changed-region>
        <text:changed-region xml:id="ct54079040" text:id="ct54079040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54094288" text:id="ct54094288">
          <text:deletion>
            <office:change-info>
              <dc:creator>Luc Saffre</dc:creator>
              <dc:date>2017-02-16T11:47:00</dc:date>
            </office:change-info>
            <text:p text:style-name="P2">A</text:p>
          </text:deletion>
        </text:changed-region>
        <text:changed-region xml:id="ct43666192" text:id="ct43666192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43666416" text:id="ct43666416">
          <text:deletion>
            <office:change-info>
              <dc:creator>Luc Saffre</dc:creator>
              <dc:date>2017-02-16T11:47:00</dc:date>
            </office:change-info>
            <text:p text:style-name="P3">T</text:p>
          </text:deletion>
        </text:changed-region>
        <text:changed-region xml:id="ct43667440" text:id="ct43667440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43667664" text:id="ct43667664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43667888" text:id="ct43667888">
          <text:deletion>
            <office:change-info>
              <dc:creator>Tanel Saimre</dc:creator>
              <dc:date>2017-01-25T17:31:00</dc:date>
            </office:change-info>
            <text:p text:style-name="P4">in</text:p>
          </text:deletion>
        </text:changed-region>
        <text:changed-region xml:id="ct43668816" text:id="ct43668816">
          <text:insertion>
            <office:change-info>
              <dc:creator>Luc Saffre</dc:creator>
              <dc:date>2017-02-09T05:48:00</dc:date>
            </office:change-info>
          </text:insertion>
        </text:changed-region>
        <text:changed-region xml:id="ct43668384" text:id="ct43668384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43670032" text:id="ct43670032">
          <text:deletion>
            <office:change-info>
              <dc:creator>Luc Saffre</dc:creator>
              <dc:date>2017-02-09T05:49:00</dc:date>
            </office:change-info>
            <text:p text:style-name="P5"><text:span text:style-name="T1">. </text:span><text:span text:style-name="T2">[ZZZ I’m not sure this is legally meaningful]</text:span></text:p>
          </text:deletion>
        </text:changed-region>
        <text:changed-region xml:id="ct43669808" text:id="ct43669808">
          <text:deletion>
            <office:change-info>
              <dc:creator>Tanel Saimre</dc:creator>
              <dc:date>2017-01-25T17:31:00</dc:date>
            </office:change-info>
            <text:p text:style-name="P6"><text:s/>way</text:p>
          </text:deletion>
        </text:changed-region>
        <text:changed-region xml:id="ct43669584" text:id="ct43669584">
          <text:deletion>
            <office:change-info>
              <dc:creator>Luc Saffre</dc:creator>
              <dc:date>2017-02-09T05:49:00</dc:date>
            </office:change-info>
            <text:p text:style-name="P5"><text:span text:style-name="T1"><text:s/>a </text:span><text:span text:style-name="T3">bonus pater familias</text:span><text:span text:style-name="T2">as</text:span></text:p>
          </text:deletion>
        </text:changed-region>
        <text:changed-region xml:id="ct44615888" text:id="ct44615888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44616416" text:id="ct44616416">
          <text:deletion>
            <office:change-info>
              <dc:creator>Luc Saffre</dc:creator>
              <dc:date>2017-02-16T11:47:00</dc:date>
            </office:change-info>
            <text:p text:style-name="P7">R</text:p>
          </text:deletion>
        </text:changed-region>
        <text:changed-region xml:id="ct44628048" text:id="ct44628048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44610512" text:id="ct44610512">
          <text:format-change>
            <office:change-info>
              <dc:creator>Luc Saffre</dc:creator>
              <dc:date>2017-02-15T17:06:00</dc:date>
            </office:change-info>
          </text:format-change>
        </text:changed-region>
        <text:changed-region xml:id="ct43926560" text:id="ct43926560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43929632" text:id="ct43929632">
          <text:deletion>
            <office:change-info>
              <dc:creator>Luc Saffre</dc:creator>
              <dc:date>2017-02-16T11:47:00</dc:date>
            </office:change-info>
            <text:p text:style-name="P2">M</text:p>
          </text:deletion>
        </text:changed-region>
        <text:changed-region xml:id="ct43935024" text:id="ct43935024">
          <text:insertion>
            <office:change-info>
              <dc:creator>Luc Saffre</dc:creator>
              <dc:date>2017-02-16T11:47:00</dc:date>
            </office:change-info>
          </text:insertion>
        </text:changed-region>
        <text:changed-region xml:id="ct44622528" text:id="ct44622528">
          <text:format-change>
            <office:change-info>
              <dc:creator>Luc Saffre</dc:creator>
              <dc:date>2017-02-15T17:09:00</dc:date>
            </office:change-info>
          </text:format-change>
        </text:changed-region>
        <text:changed-region xml:id="ct44616768" text:id="ct44616768">
          <text:insertion>
            <office:change-info>
              <dc:creator>Luc Saffre</dc:creator>
              <dc:date>2017-02-09T06:18:00</dc:date>
            </office:change-info>
          </text:insertion>
        </text:changed-region>
        <text:changed-region xml:id="ct44624272" text:id="ct44624272">
          <text:deletion>
            <office:change-info>
              <dc:creator>Luc Saffre</dc:creator>
              <dc:date>2017-02-09T05:37:00</dc:date>
            </office:change-info>
            <text:p text:style-name="P8"/>
            <text:p text:style-name="P8"/>
          </text:deletion>
        </text:changed-region>
        <text:changed-region xml:id="ct44623104" text:id="ct44623104">
          <text:deletion>
            <office:change-info>
              <dc:creator>Luc Saffre</dc:creator>
              <dc:date>2017-02-09T06:18:00</dc:date>
            </office:change-info>
            <text:p text:style-name="P8"><text:s/></text:p>
          </text:deletion>
        </text:changed-region>
        <text:changed-region xml:id="ct43675568" text:id="ct43675568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56442272" text:id="ct56442272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90748064" text:id="ct90748064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56445248" text:id="ct56445248">
          <text:insertion>
            <office:change-info>
              <dc:creator>Luc Saffre</dc:creator>
              <dc:date>2017-02-09T06:01:00</dc:date>
            </office:change-info>
          </text:insertion>
        </text:changed-region>
        <text:changed-region xml:id="ct56449472" text:id="ct56449472">
          <text:insertion>
            <office:change-info>
              <dc:creator>Luc Saffre</dc:creator>
              <dc:date>2017-02-09T06:02:00</dc:date>
            </office:change-info>
          </text:insertion>
        </text:changed-region>
        <text:changed-region xml:id="ct56451040" text:id="ct56451040">
          <text:insertion>
            <office:change-info>
              <dc:creator>Luc Saffre</dc:creator>
              <dc:date>2017-02-09T06:03:00</dc:date>
            </office:change-info>
          </text:insertion>
        </text:changed-region>
        <text:changed-region xml:id="ct56454848" text:id="ct56454848">
          <text:insertion>
            <office:change-info>
              <dc:creator>Luc Saffre</dc:creator>
              <dc:date>2017-02-09T06:04:00</dc:date>
            </office:change-info>
          </text:insertion>
        </text:changed-region>
        <text:changed-region xml:id="ct43275712" text:id="ct43275712">
          <text:insertion>
            <office:change-info>
              <dc:creator>Luc Saffre</dc:creator>
              <dc:date>2017-02-09T06:05:00</dc:date>
            </office:change-info>
          </text:insertion>
        </text:changed-region>
        <text:changed-region xml:id="ct43277344" text:id="ct43277344">
          <text:insertion>
            <office:change-info>
              <dc:creator>Luc Saffre</dc:creator>
              <dc:date>2017-02-09T06:06:00</dc:date>
            </office:change-info>
          </text:insertion>
        </text:changed-region>
        <text:changed-region xml:id="ct56442496" text:id="ct56442496">
          <text:insertion>
            <office:change-info>
              <dc:creator>Luc Saffre</dc:creator>
              <dc:date>2017-02-09T05:59:00</dc:date>
            </office:change-info>
          </text:insertion>
        </text:changed-region>
        <text:changed-region xml:id="ct44631520" text:id="ct44631520">
          <text:deletion>
            <office:change-info>
              <dc:creator>Luc Saffre</dc:creator>
              <dc:date>2017-02-09T05:29:00</dc:date>
            </office:change-info>
            <text:p text:style-name="P9">In case the </text:p>
          </text:deletion>
        </text:changed-region>
        <text:changed-region xml:id="ct43665424" text:id="ct43665424">
          <text:deletion>
            <office:change-info>
              <dc:creator>Luc Saffre</dc:creator>
              <dc:date>2017-02-09T05:51:00</dc:date>
            </office:change-info>
            <text:h text:style-name="P10" text:outline-level="2">data loss</text:h>
          </text:deletion>
        </text:changed-region>
        <text:changed-region xml:id="ct44627616" text:id="ct44627616">
          <text:deletion>
            <office:change-info>
              <dc:creator>Luc Saffre</dc:creator>
              <dc:date>2017-02-09T05:35:00</dc:date>
            </office:change-info>
            <text:h text:style-name="P11" text:outline-level="2"><text:span text:style-name="T4"><text:s/></text:span><text:span text:style-name="T5">and </text:span></text:h>
          </text:deletion>
        </text:changed-region>
        <text:changed-region xml:id="ct43276480" text:id="ct43276480">
          <text:deletion>
            <office:change-info>
              <dc:creator>Luc Saffre</dc:creator>
              <dc:date>2017-02-09T05:51:00</dc:date>
            </office:change-info>
            <text:h text:style-name="P12" text:outline-level="2">Downtime</text:h>
          </text:deletion>
        </text:changed-region>
        <text:changed-region xml:id="ct43277024" text:id="ct43277024">
          <text:insertion>
            <office:change-info>
              <dc:creator>Luc Saffre</dc:creator>
              <dc:date>2017-02-16T11:49:00</dc:date>
            </office:change-info>
          </text:insertion>
        </text:changed-region>
        <text:changed-region xml:id="ct43278256" text:id="ct43278256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47640944" text:id="ct47640944">
          <text:deletion>
            <office:change-info>
              <dc:creator>Luc Saffre</dc:creator>
              <dc:date>2017-02-09T05:29:00</dc:date>
            </office:change-info>
            <text:p text:style-name="P9">caused by the Provider </text:p>
          </text:deletion>
        </text:changed-region>
        <text:changed-region xml:id="ct43274992" text:id="ct43274992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56455072" text:id="ct56455072">
          <text:deletion>
            <office:change-info>
              <dc:creator>Luc Saffre</dc:creator>
              <dc:date>2017-02-09T05:29:00</dc:date>
            </office:change-info>
            <text:p text:style-name="P9">we </text:p>
          </text:deletion>
        </text:changed-region>
        <text:changed-region xml:id="ct56438592" text:id="ct56438592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43278928" text:id="ct43278928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56451264" text:id="ct56451264">
          <text:format-change>
            <office:change-info>
              <dc:creator>Luc Saffre</dc:creator>
              <dc:date>2017-02-14T12:34:00</dc:date>
            </office:change-info>
          </text:format-change>
        </text:changed-region>
        <text:changed-region xml:id="ct56451488" text:id="ct56451488">
          <text:deletion>
            <office:change-info>
              <dc:creator>Luc Saffre</dc:creator>
              <dc:date>2017-02-14T12:33:00</dc:date>
            </office:change-info>
            <text:p text:style-name="P13">(week?) </text:p>
          </text:deletion>
        </text:changed-region>
        <text:changed-region xml:id="ct56443552" text:id="ct56443552">
          <text:format-change>
            <office:change-info>
              <dc:creator>Luc Saffre</dc:creator>
              <dc:date>2017-02-14T12:34:00</dc:date>
            </office:change-info>
          </text:format-change>
        </text:changed-region>
        <text:changed-region xml:id="ct43275488" text:id="ct43275488">
          <text:deletion>
            <office:change-info>
              <dc:creator>Luc Saffre</dc:creator>
              <dc:date>2017-02-14T12:34:00</dc:date>
            </office:change-info>
            <text:p text:style-name="P14"><text:span text:style-name="T6"><text:s/></text:span><text:span text:style-name="T7">(ZZZ seems not very much)</text:span></text:p>
          </text:deletion>
        </text:changed-region>
        <text:changed-region xml:id="ct44621808" text:id="ct44621808">
          <text:deletion>
            <office:change-info>
              <dc:creator>Luc Saffre</dc:creator>
              <dc:date>2017-02-09T05:26:00</dc:date>
            </office:change-info>
            <text:h text:style-name="P15" text:outline-level="2"><text:span text:style-name="T8">The Provider cannot be made responsible for security problems</text:span> caused by <text:span text:style-name="T9">the Client's inadvertence, including but not limited to malware on their system and granting inappropriate user permissions, giving SSH</text:span> access to the server to end-user<text:span text:style-name="T10">s</text:span> or <text:span text:style-name="T10">unauthorized third parties.</text:span></text:h>
            <text:p text:style-name="P16"><text:span text:style-name="T8">This SLA does not apply in circumstances that could be reasonably said to be beyond the Supplier’s control (</text:span><text:span text:style-name="T11">force majeure</text:span><text:span text:style-name="T9">) including but not limited to natural or man-made disasters, </text:span>regionwide internet disruptions or power loss.</text:p>
            <text:p text:style-name="P17">No compensation if it is clearly a case of an outside attack (DDOS or similar). DDOS protection can be bought from third party providers for additional cost covered by the client.</text:p>
          </text:deletion>
        </text:changed-region>
        <text:changed-region xml:id="ct43663504" text:id="ct43663504">
          <text:deletion>
            <office:change-info>
              <dc:creator>Luc Saffre</dc:creator>
              <dc:date>2017-02-09T06:06:00</dc:date>
            </office:change-info>
            <text:p text:style-name="P18"/>
            <text:p text:style-name="P18"/>
          </text:deletion>
        </text:changed-region>
        <text:changed-region xml:id="ct56440640" text:id="ct56440640">
          <text:deletion>
            <office:change-info>
              <dc:creator>Luc Saffre</dc:creator>
              <dc:date>2017-02-09T05:55:00</dc:date>
            </office:change-info>
            <text:p text:style-name="P18">The downtime caused by a scheduled maintenance operation is not counted into the yearly limit.</text:p>
          </text:deletion>
        </text:changed-region>
        <text:changed-region xml:id="ct43285200" text:id="ct43285200">
          <text:deletion>
            <office:change-info>
              <dc:creator>Luc Saffre</dc:creator>
              <dc:date>2017-02-09T05:59:00</dc:date>
            </office:change-info>
            <text:p text:style-name="P18">pgrades the system regularly at times agreed with the Client in a way such as to cause minimal disruption to operations. </text:p>
          </text:deletion>
        </text:changed-region>
        <text:changed-region xml:id="ct43284976" text:id="ct43284976">
          <text:deletion>
            <office:change-info>
              <dc:creator>Luc Saffre</dc:creator>
              <dc:date>2017-02-09T05:27:00</dc:date>
            </office:change-info>
            <text:p text:style-name="P18">U</text:p>
          </text:deletion>
        </text:changed-region>
        <text:changed-region xml:id="ct43284016" text:id="ct43284016">
          <text:deletion>
            <office:change-info>
              <dc:creator>Luc Saffre</dc:creator>
              <dc:date>2017-02-09T05:59:00</dc:date>
            </office:change-info>
            <text:p text:style-name="P18">The Provider </text:p>
          </text:deletion>
        </text:changed-region>
        <text:changed-region xml:id="ct43283792" text:id="ct43283792">
          <text:deletion>
            <office:change-info>
              <dc:creator>Luc Saffre</dc:creator>
              <dc:date>2017-02-14T12:39:00</dc:date>
            </office:change-info>
            <text:p text:style-name="P18"/>
            <text:p text:style-name="P18"/>
          </text:deletion>
        </text:changed-region>
        <text:changed-region xml:id="ct56446384" text:id="ct56446384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43681392" text:id="ct43681392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56445536" text:id="ct56445536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43292160" text:id="ct43292160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44631024" text:id="ct44631024">
          <text:insertion>
            <office:change-info>
              <dc:creator>Luc Saffre</dc:creator>
              <dc:date>2017-02-15T17:37:00</dc:date>
            </office:change-info>
          </text:insertion>
        </text:changed-region>
        <text:changed-region xml:id="ct43286208" text:id="ct43286208">
          <text:deletion>
            <office:change-info>
              <dc:creator>Luc Saffre</dc:creator>
              <dc:date>2017-02-16T11:50:00</dc:date>
            </office:change-info>
            <text:h text:style-name="P19" text:outline-level="2">Extra services</text:h>
            <text:p text:style-name="P20">The Provider can provide the following services for an extra fee negotiated separately<text:span text:style-name="T12">:</text:span></text:p>
            <text:p text:style-name="P21"><text:span text:style-name="T13">24/</text:span><text:span text:style-name="T14">7</text:span><text:span text:style-name="T13"> </text:span><text:span text:style-name="T14">Critical Issues S</text:span><text:span text:style-name="T13">upport </text:span><text:span text:style-name="T14">that monitors the server and takes care of critical issues (</text:span><text:span text:style-name="T13">connection problems </text:span><text:span text:style-name="T14">on Provider side, severe s</text:span><text:span text:style-name="T13">erver </text:span><text:span text:style-name="T14">problems, and similar). All non-critical issues will be dealt with during </text:span></text:p>
          </text:deletion>
        </text:changed-region>
        <text:changed-region xml:id="ct43288720" text:id="ct43288720">
          <text:deletion>
            <office:change-info>
              <dc:creator>Luc Saffre</dc:creator>
              <dc:date>2017-02-15T17:09:00</dc:date>
            </office:change-info>
            <text:p text:style-name="P22">normal </text:p>
          </text:deletion>
        </text:changed-region>
        <text:changed-region xml:id="ct43288496" text:id="ct43288496">
          <text:deletion>
            <office:change-info>
              <dc:creator>Luc Saffre</dc:creator>
              <dc:date>2017-02-16T11:50:00</dc:date>
            </office:change-info>
            <text:p text:style-name="P22">business hours</text:p>
          </text:deletion>
        </text:changed-region>
        <text:changed-region xml:id="ct43288272" text:id="ct43288272">
          <text:deletion>
            <office:change-info>
              <dc:creator>Luc Saffre</dc:creator>
              <dc:date>2017-02-15T17:08:00</dc:date>
            </office:change-info>
            <text:p text:style-name="P22">:00)</text:p>
          </text:deletion>
        </text:changed-region>
        <text:changed-region xml:id="ct43674240" text:id="ct43674240">
          <text:deletion>
            <office:change-info>
              <dc:creator>Luc Saffre</dc:creator>
              <dc:date>2017-02-15T17:07:00</dc:date>
            </office:change-info>
            <text:p text:style-name="P22">8</text:p>
          </text:deletion>
        </text:changed-region>
        <text:changed-region xml:id="ct43674016" text:id="ct43674016">
          <text:deletion>
            <office:change-info>
              <dc:creator>Luc Saffre</dc:creator>
              <dc:date>2017-02-15T17:08:00</dc:date>
            </office:change-info>
            <text:p text:style-name="P22"><text:s/>(Mon-Fri 9:00-1</text:p>
          </text:deletion>
        </text:changed-region>
        <text:changed-region xml:id="ct43679248" text:id="ct43679248">
          <text:deletion>
            <office:change-info>
              <dc:creator>Luc Saffre</dc:creator>
              <dc:date>2017-02-16T11:50:00</dc:date>
            </office:change-info>
            <text:p text:style-name="P21"><text:span text:style-name="T14">. Response times for emergency support (investigating the problem, coming up with a fix) are </text:span><text:span text:style-name="T15">2 hours during business hours and 4 hours outside business hours</text:span><text:span text:style-name="T16">. </text:span></text:p>
            <text:list xml:id="list4965577688107761011" text:style-name="L1">
              <text:list-item>
                <text:p text:style-name="P23"><text:span text:style-name="T17">Offsite b</text:span>ackup plans<text:span text:style-name="T18"> with third party providers.</text:span></text:p>
              </text:list-item>
            </text:list>
            <text:p text:style-name="P24"><text:span text:style-name="T19">Assistance</text:span> with buying protection <text:span text:style-name="T19">against DDOS</text:span> and similar attacks from third party providers. </text:p>
            <text:p text:style-name="P25"/>
          </text:deletion>
        </text:changed-region>
        <text:changed-region xml:id="ct43678992" text:id="ct43678992">
          <text:deletion>
            <office:change-info>
              <dc:creator>Tanel Saimre</dc:creator>
              <dc:date>2017-01-25T17:37:00</dc:date>
            </office:change-info>
            <text:p text:style-name="P26"><text:span text:style-name="T20">(can go away:)</text:span><text:span text:style-name="T21"> </text:span></text:p>
          </text:deletion>
        </text:changed-region>
        <text:changed-region xml:id="ct50790128" text:id="ct50790128">
          <text:insertion>
            <office:change-info>
              <dc:creator>Luc Saffre</dc:creator>
              <dc:date>2017-02-16T12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h text:style-name="P60" text:outline-level="1">Lino <text:span text:style-name="T148">Hosting Agreement</text:span></text:h>
      <text:p text:style-name="P55"><text:span text:style-name="T110">(</text:span><text:span text:style-name="T110"><text:sequence text:ref-name="refStep0" text:name="Step" style:num-format="1">1</text:sequence></text:span><text:span text:style-name="T110">) </text:span><text:span text:style-name="T87">This Service Level Agreement (“Agreement”) describes the service </text:span><text:change text:change-id="ct54092512"/><text:change-start text:change-id="ct54094736"/><text:span text:style-name="T109">provided by</text:span><text:change-end text:change-id="ct54094736"/><text:span text:style-name="T87"> Rumma &amp; Ko (“Provider”) </text:span><text:change text:change-id="ct54096336"/><text:span text:style-name="T87">to [Company name] (“Client”). </text:span></text:p>
      <text:h text:style-name="P97" text:outline-level="2"><text:span text:style-name="T59">T</text:span><text:span text:style-name="T75">he Server</text:span></text:h>
      <text:p text:style-name="P82"><text:span text:style-name="T60">(</text:span><text:span text:style-name="T60"><text:sequence text:ref-name="refStep1" text:name="Step" text:formula="ooow:Step+1" style:num-format="1">2</text:sequence></text:span><text:span text:style-name="T60">) </text:span><text:span text:style-name="T59">The Provider </text:span><text:span text:style-name="T64">is responsible for setting up and maintaining </text:span><text:span text:style-name="T65">a </text:span><text:span text:style-name="T50">server machine</text:span><text:span text:style-name="T143"> (“Server”) </text:span><text:span text:style-name="T144">suitable for hosting </text:span><text:span text:style-name="T145">up to </text:span><text:span text:style-name="T146">[Count]</text:span><text:span text:style-name="T145"> </text:span><text:span text:style-name="T81">Lino </text:span><text:span text:style-name="T82">a</text:span><text:span text:style-name="T81">pplication</text:span><text:span text:style-name="T83">s</text:span><text:span text:style-name="T81">. </text:span></text:p>
      <text:p text:style-name="P72"><text:change-start text:change-id="ct54089968"/><text:span text:style-name="T88">(</text:span><text:span text:style-name="T88"><text:sequence text:ref-name="refStep2" text:name="Step" text:formula="ooow:Step+1" style:num-format="1">3</text:sequence></text:span><text:span text:style-name="T88">) </text:span><text:change-end text:change-id="ct54089968"/><text:change-start text:change-id="ct54092064"/><text:span text:style-name="T88">The Provider c</text:span><text:change-end text:change-id="ct54092064"/><text:change text:change-id="ct44621360"/><text:span text:style-name="T88">arries out the i</text:span><text:span text:style-name="T34">nitial system and domain </text:span><text:span text:style-name="T117">name </text:span><text:span text:style-name="T34">setup</text:span><text:span text:style-name="T35">.</text:span></text:p>
      <text:p text:style-name="P56">(<text:sequence text:ref-name="refStep3" text:name="Step" text:formula="ooow:Step+1" style:num-format="1">4</text:sequence>) <text:span text:style-name="T88">The Provider </text:span><text:span text:style-name="T112">en</text:span><text:span text:style-name="T111">sure</text:span><text:span text:style-name="T112">s</text:span><text:span text:style-name="T111"> that t</text:span>he data <text:span text:style-name="T152">is physically stored within </text:span>the territory of the European Union.</text:p>
      <text:p text:style-name="P74"><text:span text:style-name="T88">(</text:span><text:span text:style-name="T88"><text:sequence text:ref-name="refStep4" text:name="Step" text:formula="ooow:Step+1" style:num-format="1">5</text:sequence></text:span><text:span text:style-name="T88">) </text:span><text:span text:style-name="T121">The Client remains owner of the data </text:span><text:span text:style-name="T116">stored on the Server</text:span><text:span text:style-name="T121">. </text:span><text:span text:style-name="T103">The Provider has no permission whatsoever of using it.</text:span></text:p>
      <text:p text:style-name="P84"><text:change-start text:change-id="ct54079040"/><text:span text:style-name="T60">(</text:span><text:span text:style-name="T60"><text:sequence text:ref-name="refStep5" text:name="Step" text:formula="ooow:Step+1" style:num-format="1">6</text:sequence></text:span><text:span text:style-name="T60">) The Provider a</text:span><text:change-end text:change-id="ct54079040"/><text:change text:change-id="ct54094288"/><text:span text:style-name="T60">llows </text:span><text:span text:style-name="T79">secure shell </text:span><text:span text:style-name="T47">access </text:span><text:span text:style-name="T79">(SSH) </text:span><text:span text:style-name="T47">to the </text:span><text:span text:style-name="T79">S</text:span><text:span text:style-name="T47">erver </text:span><text:span text:style-name="T49">to the </text:span><text:span text:style-name="T61">C</text:span><text:span text:style-name="T49">lient.</text:span></text:p>
      <text:p text:style-name="P75"><text:span text:style-name="T88">(</text:span><text:span text:style-name="T88"><text:sequence text:ref-name="refStep16" text:name="Step" text:formula="ooow:Step+1" style:num-format="1">7</text:sequence></text:span><text:span text:style-name="T88">) The Client installs and maintains any </text:span><text:span text:style-name="T122">a</text:span><text:span text:style-name="T88">pplication software on the Server. </text:span></text:p>
      <text:p text:style-name="P75"><text:change-start text:change-id="ct43666192"/><text:span text:style-name="T88">(</text:span><text:span text:style-name="T88"><text:sequence text:ref-name="refStep6" text:name="Step" text:formula="ooow:Step+1" style:num-format="1">8</text:sequence></text:span><text:span text:style-name="T88">) </text:span><text:span text:style-name="T14">The Provider </text:span><text:change-end text:change-id="ct43666192"/><text:change text:change-id="ct43666416"/><text:change-start text:change-id="ct43667440"/><text:span text:style-name="T90">t</text:span><text:change-end text:change-id="ct43667440"/><text:span text:style-name="T95">akes all </text:span><text:change-start text:change-id="ct43667664"/><text:span text:style-name="T96">reasonable </text:span><text:change-end text:change-id="ct43667664"/><text:span text:style-name="T95">security measures necessary for protecting the </text:span><text:change text:change-id="ct43667888"/><text:span text:style-name="T115">Server </text:span><text:change-start text:change-id="ct43668816"/><text:span text:style-name="T96">against un</text:span><text:change-end text:change-id="ct43668816"/><text:change-start text:change-id="ct43668384"/><text:span text:style-name="T96">authorized access.</text:span><text:change-end text:change-id="ct43668384"/><text:change text:change-id="ct43670032"/><text:change text:change-id="ct43669808"/><text:change text:change-id="ct43669584"/></text:p>
      <text:p text:style-name="P57"><text:change-start text:change-id="ct44615888"/><text:span text:style-name="T88">(</text:span><text:span text:style-name="T88"><text:sequence text:ref-name="refStep7" text:name="Step" text:formula="ooow:Step+1" style:num-format="1">9</text:sequence></text:span><text:span text:style-name="T88">) The Provider </text:span><text:change-end text:change-id="ct44615888"/><text:change text:change-id="ct44616416"/><text:change-start text:change-id="ct44628048"/><text:span text:style-name="T88">r</text:span><text:change-end text:change-id="ct44628048"/><text:span text:style-name="T86">esponds to any critical server issue during business hours </text:span><text:change-start text:change-id="ct44610512"/><text:span text:style-name="T107">within 4 hours</text:span><text:change-end text:change-id="ct44610512"/><text:span text:style-name="T86"> and resolves it as quickly as possible. </text:span></text:p>
      <text:p text:style-name="P47"><text:change-start text:change-id="ct43926560"/>(<text:sequence text:ref-name="refStep8" text:name="Step" text:formula="ooow:Step+1" style:num-format="1">10</text:sequence>) The Provider <text:change-end text:change-id="ct43926560"/><text:change text:change-id="ct43929632"/><text:change-start text:change-id="ct43935024"/>m<text:change-end text:change-id="ct43935024"/>akes <text:change-start text:change-id="ct44622528"/>nightly <text:span text:style-name="T133">backups</text:span> <text:change-end text:change-id="ct44622528"/>of data and can restore the server to last night's <text:span text:style-name="T153">state upon the Client's request.</text:span><text:change-start text:change-id="ct44616768"/></text:p>
      <text:p text:style-name="P67"><text:change-end text:change-id="ct44616768"/><text:change text:change-id="ct44624272"/><text:change text:change-id="ct44623104"/><text:change-start text:change-id="ct43675568"/><text:span text:style-name="T60">(</text:span><text:span text:style-name="T60"><text:sequence text:ref-name="refStep12" text:name="Step" text:formula="ooow:Step+1" style:num-format="1">11</text:sequence></text:span><text:span text:style-name="T60">) </text:span><text:span text:style-name="T67">The provider e</text:span><text:span text:style-name="T68">nsures </text:span><text:span text:style-name="T69">[</text:span><text:span text:style-name="T68">99.8%</text:span><text:span text:style-name="T69">]</text:span><text:span text:style-name="T68"> </text:span><text:change-end text:change-id="ct43675568"/><text:span text:style-name="T53">server </text:span><text:change-start text:change-id="ct56442272"/><text:span text:style-name="T54">uptime</text:span><text:span text:style-name="T68"> </text:span><text:span text:style-name="T58">during </text:span><text:span text:style-name="T143">business hours ([Business hours:</text:span><text:change-end text:change-id="ct56442272"/><text:span text:style-name="T143"> </text:span><text:change-start text:change-id="ct90748064"/><text:span text:style-name="T143">Mon-Fri 9:00-19:00 Estonian time], except legal holidays in Estonia).</text:span><text:change-end text:change-id="ct90748064"/><text:change-start text:change-id="ct56445248"/><text:span text:style-name="T143"> </text:span><text:span text:style-name="T70">[Approximately 365 days – 10 holidays</text:span><text:change-end text:change-id="ct56445248"/><text:change-start text:change-id="ct56449472"/><text:span text:style-name="T70"> = 355 days, </text:span><text:span text:style-name="T85">i.e.</text:span><text:span text:style-name="T70"> 355 / 7 * 5 = </text:span><text:change-end text:change-id="ct56449472"/><text:change-start text:change-id="ct56451040"/><text:span text:style-name="T70">250 business days per year</text:span><text:change-end text:change-id="ct56451040"/><text:change-start text:change-id="ct56454848"/><text:span text:style-name="T70">, </text:span><text:span text:style-name="T85">i.e.</text:span><text:span text:style-name="T70"> </text:span><text:change-end text:change-id="ct56454848"/><text:change-start text:change-id="ct43275712"/><text:span text:style-name="T70">2500 hours per year, </text:span><text:span text:style-name="T71">2500 * 0.002 = 5 hours per year downtime is tol</text:span><text:change-end text:change-id="ct43275712"/><text:change-start text:change-id="ct43277344"/><text:span text:style-name="T71">erated.</text:span><text:change-end text:change-id="ct43277344"/><text:span text:style-name="T72">]</text:span><text:change-start text:change-id="ct56442496"/></text:p>
      <text:p text:style-name="P14"><text:change-end text:change-id="ct56442496"/><text:change text:change-id="ct44631520"/><text:change text:change-id="ct43665424"/><text:change text:change-id="ct44627616"/><text:change text:change-id="ct43276480"/><text:change-start text:change-id="ct43277024"/><text:span text:style-name="T88">(</text:span><text:span text:style-name="T88"><text:sequence text:ref-name="refStep13" text:name="Step" text:formula="ooow:Step+1" style:num-format="1">12</text:sequence></text:span><text:span text:style-name="T88">) </text:span><text:change-end text:change-id="ct43277024"/><text:change-start text:change-id="ct43278256"/><text:span text:style-name="T101">Server </text:span><text:change-end text:change-id="ct43278256"/><text:span text:style-name="T6">downtime </text:span><text:change text:change-id="ct47640944"/><text:change-start text:change-id="ct43274992"/><text:span text:style-name="T101">which </text:span><text:change-end text:change-id="ct43274992"/><text:span text:style-name="T6">exceeds the limit set in this Agreement </text:span><text:change text:change-id="ct56455072"/><text:change-start text:change-id="ct56438592"/><text:span text:style-name="T101">is </text:span><text:change-end text:change-id="ct56438592"/><text:span text:style-name="T6">compensate</text:span><text:change-start text:change-id="ct43278928"/><text:span text:style-name="T101">d</text:span><text:change-end text:change-id="ct43278928"/><text:span text:style-name="T6"> </text:span><text:change-start text:change-id="ct56451264"/><text:span text:style-name="T133">by one day </text:span><text:change-end text:change-id="ct56451264"/><text:change text:change-id="ct56451488"/><text:change-start text:change-id="ct56443552"/><text:span text:style-name="T133">of free services per hour </text:span><text:change-end text:change-id="ct56443552"/><text:span text:style-name="T6">of downtime.</text:span></text:p>
      <text:p text:style-name="P63"><text:span text:style-name="T151">(</text:span><text:span text:style-name="T151"><text:sequence text:ref-name="refStep14" text:name="Step" text:formula="ooow:Step+1" style:num-format="1">13</text:sequence></text:span><text:span text:style-name="T151">) </text:span>The Provider upgrades the <text:span text:style-name="T133">system </text:span><text:span text:style-name="T138">software </text:span><text:span text:style-name="T154">when needed </text:span>at times agreed with the Client in a way such as to cause minimal disruption to operations. <text:span text:style-name="T150">The downtime caused by a scheduled maintenance operation is not counted into the agreed limit.</text:span></text:p>
      <text:h text:style-name="Heading_20_2" text:outline-level="2"><text:change text:change-id="ct43275488"/>Support</text:h>
      <text:p text:style-name="P69">(<text:sequence text:ref-name="refStep10" text:name="Step" text:formula="ooow:Step+1" style:num-format="1">14</text:sequence>) The Provider <text:span text:style-name="T153">ensures </text:span><text:span text:style-name="T133">technical support </text:span>to the Client<text:span text:style-name="T153">'s application developer</text:span> for problems related to the integration of the <text:s/>application to the operating system, including but not limited to configuration of mail transfer agent, database and web server.</text:p>
      <text:p text:style-name="P64"><text:span text:style-name="T151">(</text:span><text:span text:style-name="T151"><text:sequence text:ref-name="refStep15" text:name="Step" text:formula="ooow:Step+1" style:num-format="1">15</text:sequence></text:span><text:span text:style-name="T151">) The Provider declares being able of keeping the Application alive in </text:span><text:span text:style-name="T139">stable mode </text:span><text:span text:style-name="T151">if the Client decides to stop maintaining the Application.</text:span></text:p>
      <text:p text:style-name="P76">(<text:sequence text:ref-name="refStep9" text:name="Step" text:formula="ooow:Step+1" style:num-format="1">16</text:sequence>) The Provider <text:span text:style-name="T153">ensures </text:span><text:span text:style-name="T134">end-user </text:span><text:span text:style-name="T133">support </text:span>to the Client<text:span text:style-name="T153"> </text:span>for <text:span text:style-name="T153">any </text:span>problems <text:span text:style-name="T153">with the Server.</text:span></text:p>
      <text:p text:style-name="P70"><text:span text:style-name="T88">(</text:span><text:span text:style-name="T88"><text:sequence text:ref-name="refStep19" text:name="Step" text:formula="ooow:Step+1" style:num-format="1">17</text:sequence></text:span><text:span text:style-name="T88">) The Client r</text:span><text:span text:style-name="T34">eport</text:span><text:span text:style-name="T99">s</text:span><text:span text:style-name="T34"> </text:span><text:span text:style-name="T99">any problems </text:span><text:span text:style-name="T119">with </text:span><text:span text:style-name="T99">the Server as soon as possible </text:span></text:p>
      <text:p text:style-name="P57"><text:span text:style-name="T88">(</text:span><text:span text:style-name="T88"><text:sequence text:ref-name="refStep20" text:name="Step" text:formula="ooow:Step+1" style:num-format="1">18</text:sequence></text:span><text:span text:style-name="T88">) The Client a</text:span><text:span text:style-name="T34">nswer</text:span><text:span text:style-name="T99">s</text:span><text:span text:style-name="T34"> to callback question </text:span><text:span text:style-name="T99">from the Provider and p</text:span><text:span text:style-name="T34">rovide</text:span><text:span text:style-name="T99">s</text:span><text:span text:style-name="T34"> any information needed to solve </text:span><text:span text:style-name="T99">the </text:span><text:span text:style-name="T34">problem </text:span><text:span text:style-name="T99">to the best of their ability. </text:span></text:p>
      <text:h text:style-name="P95" text:outline-level="2"><text:span text:style-name="T155">Annual </text:span>fee</text:h>
      <text:p text:style-name="P83"><text:span text:style-name="T60">(</text:span><text:span text:style-name="T60"><text:sequence text:ref-name="refStep24" text:name="Step" text:formula="ooow:Step+1" style:num-format="1">19</text:sequence></text:span><text:span text:style-name="T60">) </text:span><text:span text:style-name="T74">The </text:span><text:span text:style-name="T73">Client </text:span><text:span text:style-name="T78">agrees to </text:span><text:span text:style-name="T73">pay an annual </text:span><text:span text:style-name="T74">fee </text:span><text:span text:style-name="T76">fixed to </text:span><text:span text:style-name="T56">[Base Fee] </text:span><text:span text:style-name="T76">€ / year </text:span><text:span text:style-name="T77">on </text:span><text:span text:style-name="T55">[Date]</text:span><text:span text:style-name="T77">.</text:span></text:p>
      <text:p text:style-name="P73"><text:span text:style-name="T88">(</text:span><text:span text:style-name="T88"><text:sequence text:ref-name="refStep26" text:name="Step" text:formula="ooow:Step+1" style:num-format="1">20</text:sequence></text:span><text:span text:style-name="T88">) </text:span>The <text:span text:style-name="T156">annual </text:span>fee is adapted yearly according to the <text:span text:style-name="T149"><text:s/></text:span>consumer price index published by the national statistics board in the client's country.</text:p>
      <text:p text:style-name="P62"><text:span text:style-name="T151">(</text:span><text:span text:style-name="T151"><text:sequence text:ref-name="refStep11" text:name="Step" text:formula="ooow:Step+1" style:num-format="1">21</text:sequence></text:span><text:span text:style-name="T151">) The Provider issues invoices as needed and mentioning the covered period. </text:span></text:p>
      <text:p text:style-name="P54"><text:span text:style-name="T88">(</text:span><text:span text:style-name="T88"><text:sequence text:ref-name="refStep27" text:name="Step" text:formula="ooow:Step+1" style:num-format="1">22</text:sequence></text:span><text:span text:style-name="T88">) The fee </text:span><text:span text:style-name="T113">may be adapted </text:span><text:span text:style-name="T114">by the Provider once per year depending on changed circumstances or market situation. In case the fee increases by more than </text:span><text:span text:style-name="T105">5%</text:span><text:span text:style-name="T114">, the Provider must announce the price change at least </text:span><text:span text:style-name="T106">three </text:span><text:span text:style-name="T105">month</text:span><text:span text:style-name="T106">s</text:span><text:span text:style-name="T105"> </text:span><text:span text:style-name="T114">in advance.</text:span></text:p>
      <text:h text:style-name="P98" text:outline-level="2"><text:span text:style-name="T165">Hourly w</text:span>ork</text:h>
      <text:p text:style-name="P86">(<text:sequence text:ref-name="refStep18" text:name="Step" text:formula="ooow:Step+1" style:num-format="1">23</text:sequence>) The Provider <text:span text:style-name="T166">writes detailed </text:span><text:span text:style-name="T141">service </text:span><text:span text:style-name="T133">report</text:span><text:span text:style-name="T142">s</text:span> <text:span text:style-name="T167">showing the concrete work they invested into this project.</text:span></text:p>
      <text:p text:style-name="P85"><text:span text:style-name="T160">(</text:span><text:span text:style-name="T160"><text:sequence text:ref-name="refStep21" text:name="Step" text:formula="ooow:Step+1" style:num-format="1">24</text:sequence></text:span><text:span text:style-name="T160">) </text:span><text:span text:style-name="T161">Any reported work done by the </text:span><text:span text:style-name="T160">Provider</text:span><text:span text:style-name="T162"> for </text:span><text:span text:style-name="T160">this project </text:span><text:span text:style-name="T162">is to be </text:span><text:span text:style-name="T163">paid per hour by the Client </text:span><text:span text:style-name="T162">unless it was </text:span><text:span text:style-name="T164">caused </text:span><text:span text:style-name="T159">by the Provider's fault.</text:span></text:p>
      <text:p text:style-name="P81"><text:span text:style-name="T168">(</text:span><text:span text:style-name="T168"><text:sequence text:ref-name="refStep23" text:name="Step" text:formula="ooow:Step+1" style:num-format="1">25</text:sequence></text:span><text:span text:style-name="T168">) </text:span>The <text:span text:style-name="T169">Provider writes invoices for hourly work either in advance or afterwards.</text:span></text:p>
      <text:h text:style-name="P94" text:outline-level="2"><text:span text:style-name="T97">M</text:span><text:span text:style-name="T34">iscellaneous</text:span></text:h>
      <text:p text:style-name="P79"><text:span text:style-name="T88">(</text:span><text:span text:style-name="T88"><text:sequence text:ref-name="refStep17" text:name="Step" text:formula="ooow:Step+1" style:num-format="1">26</text:sequence></text:span><text:span text:style-name="T88">) The Client pa</text:span><text:span text:style-name="T99">ys the </text:span><text:span text:style-name="T118">invoices issued by the Provider </text:span><text:span text:style-name="T99">by the agreed time.</text:span></text:p>
      <text:p text:style-name="P79"><text:span text:style-name="T88">(</text:span><text:span text:style-name="T88"><text:sequence text:ref-name="refStep22" text:name="Step" text:formula="ooow:Step+1" style:num-format="1">27</text:sequence></text:span><text:span text:style-name="T88">) </text:span><text:span text:style-name="T89">The Client </text:span><text:span text:style-name="T98">u</text:span><text:span text:style-name="T86">se</text:span><text:span text:style-name="T99">s</text:span><text:span text:style-name="T86"> the system </text:span><text:span text:style-name="T99">only </text:span><text:span text:style-name="T86">as intended </text:span><text:span text:style-name="T99">for the purpose of running the </text:span><text:span text:style-name="T120">A</text:span><text:span text:style-name="T99">pplication. The client refrains from using the server for other purposes</text:span><text:span text:style-name="T100"> or</text:span><text:span text:style-name="T99"> overloading the server either on purpose o</text:span><text:span text:style-name="T100">r</text:span><text:span text:style-name="T99"> by accident.</text:span></text:p>
      <text:p text:style-name="P80"><text:span text:style-name="T29">(</text:span><text:span text:style-name="T29"><text:sequence text:ref-name="refStep38" text:name="Step" text:formula="ooow:Step+1" style:num-format="1">28</text:sequence></text:span><text:span text:style-name="T29">) B</text:span><text:span text:style-name="T30">oth parties do their best </text:span><text:span text:style-name="T31">for </text:span><text:span text:style-name="T93">maintain</text:span><text:span text:style-name="T94">ing</text:span><text:span text:style-name="T93"> </text:span><text:span text:style-name="T108">good com­munication </text:span><text:span text:style-name="T93">with </text:span><text:span text:style-name="T94">each other </text:span><text:span text:style-name="T93">at all times.</text:span></text:p>
      <text:p text:style-name="P66"><text:span text:style-name="T29">(</text:span><text:span text:style-name="T29"><text:sequence text:ref-name="refStep36" text:name="Step" text:formula="ooow:Step+1" style:num-format="1">29</text:sequence></text:span><text:span text:style-name="T29">) B</text:span><text:span text:style-name="T30">oth parties do their best </text:span><text:span text:style-name="T31">for </text:span><text:span text:style-name="T135">avoid</text:span><text:span text:style-name="T136">ing</text:span><text:span text:style-name="T135"> and resolv</text:span><text:span text:style-name="T136">ing</text:span><text:span text:style-name="T135"> </text:span><text:span text:style-name="T137">any </text:span><text:span text:style-name="T135">problem </text:span><text:span text:style-name="T32">that might occur</text:span><text:span text:style-name="T33">.</text:span></text:p>
      <text:h text:style-name="P96" text:outline-level="2"><text:change text:change-id="ct44621808"/><text:change text:change-id="ct43663504"/><text:change text:change-id="ct56440640"/><text:change text:change-id="ct43285200"/><text:change text:change-id="ct43284976"/><text:change text:change-id="ct43284016"/><text:change text:change-id="ct43283792"/><text:change-start text:change-id="ct56446384"/>Disclaimer</text:h>
      <text:p text:style-name="P46"><text:span text:style-name="T151">(</text:span><text:span text:style-name="T151"><text:sequence text:ref-name="refStep28" text:name="Step" text:formula="ooow:Step+1" style:num-format="1">30</text:sequence></text:span><text:span text:style-name="T151">) This </text:span><text:change-end text:change-id="ct56446384"/><text:span text:style-name="T151">Agreement</text:span><text:change-start text:change-id="ct43681392"/><text:span text:style-name="T151"> does not apply in circumstances that could be reasonably said to be beyond the Supplier’s control (</text:span><text:span text:style-name="T11">force majeure</text:span><text:span text:style-name="T9">) including but not limited to natural or man-made disasters, </text:span>regionwide internet disruptions or power loss.</text:p>
      <text:p text:style-name="P47"><text:soft-page-break/>(<text:sequence text:ref-name="refStep29" text:name="Step" text:formula="ooow:Step+1" style:num-format="1">31</text:sequence>) The Provider <text:change-end text:change-id="ct43681392"/>is not <text:change-start text:change-id="ct56445536"/>responsible for problems caused by the <text:change-end text:change-id="ct56445536"/>application <text:span text:style-name="T158">software maintained by the Client</text:span><text:change-start text:change-id="ct43292160"/>, including but not limited to regressions or data corruption caused by an upgrade or bug.</text:p>
      <text:p text:style-name="P46"><text:span text:style-name="T151">(</text:span><text:span text:style-name="T151"><text:sequence text:ref-name="refStep30" text:name="Step" text:formula="ooow:Step+1" style:num-format="1">32</text:sequence></text:span><text:span text:style-name="T151">) The Provider cannot be made responsible for problems</text:span> caused by <text:span text:style-name="T9">the Client's inadvertence, including but not limited to malware on their system and granting inappropriate user permissions, giving SSH</text:span> server access to <text:span text:style-name="T10">unauthorized third parties.</text:span></text:p>
      <text:p text:style-name="P78"><text:span text:style-name="T88">(</text:span><text:span text:style-name="T88"><text:sequence text:ref-name="refStep31" text:name="Step" text:formula="ooow:Step+1" style:num-format="1">33</text:sequence></text:span><text:span text:style-name="T88">) </text:span><text:span text:style-name="T6">No compensation if it is clearly a case of an outside attack (</text:span><text:span text:style-name="T100">DDOS</text:span><text:span text:style-name="T6"> or similar). D</text:span><text:span text:style-name="T100">DOS</text:span><text:span text:style-name="T6"> protection can be bought </text:span><text:span text:style-name="T102">from third party providers </text:span><text:span text:style-name="T6">for additional cost covered by the client.</text:span><text:change-end text:change-id="ct43292160"/><text:change-start text:change-id="ct44631024"/></text:p>
      <text:h text:style-name="P92" text:outline-level="2"><text:change-end text:change-id="ct44631024"/><text:change text:change-id="ct43286208"/><text:change text:change-id="ct43288720"/><text:change text:change-id="ct43288496"/><text:change text:change-id="ct43288272"/><text:change text:change-id="ct43674240"/><text:change text:change-id="ct43674016"/><text:change text:change-id="ct43679248"/><text:span text:style-name="T84">T</text:span><text:span text:style-name="T34">ermination</text:span></text:h>
      <text:p text:style-name="P68"><text:change text:change-id="ct43678992"/>(<text:sequence text:ref-name="refStep32" text:name="Step" text:formula="ooow:Step+1" style:num-format="1">34</text:sequence>) Upon termination of this contract, the Provider must provide to the Client a snapshot containing all relevant information for running the application on another computer. This includes the database content, the information about installed software packages and local settings.</text:p>
      <text:h text:style-name="P93" text:outline-level="2"><text:change-start text:change-id="ct50790128"/>Signatures</text:h>
      <text:p text:style-name="P77"><text:span text:style-name="T26">(</text:span><text:span text:style-name="T26"><text:sequence text:ref-name="refStep34" text:name="Step" text:formula="ooow:Step+1" style:num-format="1">35</text:sequence></text:span><text:span text:style-name="T26">) </text:span><text:span text:style-name="T91">This </text:span><text:span text:style-name="T92">is a confidential </text:span><text:span text:style-name="T91">agreement </text:span><text:span text:style-name="T92">signed between the Provider and the Client. Both parties keep it confidential from other parties. </text:span></text:p>
      <text:p text:style-name="P53"><text:span text:style-name="T24">(</text:span><text:span text:style-name="T24"><text:sequence text:ref-name="refStep35" text:name="Step" text:formula="ooow:Step+1" style:num-format="1">36</text:sequence></text:span><text:span text:style-name="T24">) T</text:span><text:span text:style-name="T25">he parties acknowledge that they have read and understand this Agreement and accept the duties and obligations set forth herein.</text:span><text:change-end text:change-id="ct50790128"/></text:p>
      <text:p text:style-name="P59"><text:span text:style-name="T27">(Dates, names and signatures)<text:line-break/><text:line-break/><text:line-break/><text:line-break/></text:span><text:span text:style-name="T25"><text:line-break/></text:span><text:span text:style-name="T28">Client: <text:tab/><text:line-break/><text:line-break/><text:line-break/><text:line-break/><text:line-break/><text:line-break/>Provider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loext:contextual-spacing="false" fo:line-height="100%" fo:text-align="justify" style:justify-single-word="false" style:page-number="auto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.01mm" fo:margin-bottom="1.01mm" loext:contextual-spacing="false" fo:text-indent="0mm" style:auto-text-indent="false" style:page-number="auto"/>
      <style:text-properties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1.99mm" fo:margin-bottom="1.01mm" loext:contextual-spacing="false" fo:text-indent="0mm" style:auto-text-indent="false" style:page-number="auto"/>
      <style:text-properties fo:font-size="12pt" fo:font-weight="bold" style:font-size-asian="115%" style:font-weight-asian="bold" style:font-size-complex="115%" style:font-weight-complex="600"/>
    </style:style>
    <style:style style:name="Footer" style:family="paragraph" style:parent-style-name="Standard" style:auto-update="true" style:class="extra" style:master-page-name="">
      <style:paragraph-properties style:page-number="auto" text:number-lines="false" text:line-number="0">
        <style:tab-stops>
          <style:tab-stop style:position="92.57mm" style:type="center"/>
          <style:tab-stop style:position="184.73m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8pt" style:font-size-asian="10.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85.01mm" style:rel-width="100%" fo:margin-left="0mm" table:align="left"/>
    </style:style>
    <style:style style:name="Table2.A" style:family="table-column">
      <style:table-column-properties style:column-width="119.31mm" style:rel-column-width="6764*"/>
    </style:style>
    <style:style style:name="Table2.B" style:family="table-column">
      <style:table-column-properties style:column-width="20.51mm" style:rel-column-width="1163*"/>
    </style:style>
    <style:style style:name="Table2.C" style:family="table-column">
      <style:table-column-properties style:column-width="45.19mm" style:rel-column-width="2562*"/>
    </style:style>
    <style:style style:name="Table2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0fc0707" style:font-size-asian="9pt" style:font-size-complex="9pt"/>
    </style:style>
    <style:style style:name="MP2" style:family="paragraph" style:parent-style-name="Header">
      <style:paragraph-properties fo:text-align="end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style:font-name="Liberation Sans" fo:font-size="9pt" fo:language="en" fo:country="US" officeooo:rsid="000bc8c3" officeooo:paragraph-rsid="01099cfc" style:font-size-asian="9pt" style:font-size-complex="9pt"/>
    </style:style>
    <style:style style:name="MP4" style:family="paragraph" style:parent-style-name="Standard">
      <style:text-properties fo:font-size="2pt" fo:language="en" fo:country="US" officeooo:paragraph-rsid="00fc0707" style:font-size-asian="10.5pt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weight="normal" officeooo:rsid="00fff46b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M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0.01mm" fo:page-height="297mm" style:num-format="1" style:print-orientation="portrait" fo:margin-top="10mm" fo:margin-bottom="10mm" fo:margin-left="14.99mm" fo:margin-right="10mm" style:writing-mode="lr-tb" draw:fill-image-width="0mm" draw:fill-image-height="0mm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order-top="none" fo:border-bottom="0.99pt solid #3333ff" fo:border-left="none" fo:border-right="none" fo:padding="0.49mm" style:shadow="none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frame draw:style-name="Mfr1" draw:name="Image1" text:anchor-type="as-char" svg:width="117.37mm" style:rel-width="100%" svg:height="14.89mm" style:rel-height="scale" draw:z-index="1"><draw:image xlink:href="../../../../../Documents/lino/logo-tree/letter_header.png" xlink:type="simple" xlink:show="embed" xlink:actuate="onLoad"/></draw:frame></text:p>
            </table:table-cell>
            <table:table-cell table:style-name="Table2.A1" office:value-type="string">
              <text:p text:style-name="MP2"><draw:frame draw:style-name="Mfr2" draw:name="Image2" text:anchor-type="as-char" svg:width="16.3mm" svg:height="14.99mm" draw:z-index="3"><draw:image xlink:href="Pictures/10000201000000C8000000B9F00F974BB8605A08.png" xlink:type="simple" xlink:show="embed" xlink:actuate="onLoad"/></draw:frame></text:p>
            </table:table-cell>
            <table:table-cell table:style-name="Table2.A1" office:value-type="string">
              <text:p text:style-name="MP3"><text:span text:style-name="MT1">Rumma &amp; Ko OÜ<text:line-break/></text:span><text:span text:style-name="MT2">www.saffre-rumma.net</text:span></text:p>
            </table:table-cell>
          </table:table-row>
        </table:table>
        <text:p text:style-name="MP4"/>
      </style:header>
      <style:footer>
        <text:p text:style-name="MP5"><text:tab/>Lino Hosting Agreement <text:date style:data-style-name="N84" text:date-value="2017-02-19T05:33:30.869122319">2017-02-19</text:date> <text:s/><text:time style:data-style-name="N40" text:time-value="2017-02-19T05:33:30.869279480">05:33</text:time><text:tab/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0:02:41.240095663</meta:creation-date>
    <dc:date>2017-02-19T05:33:30.777614373</dc:date>
    <meta:editing-duration>P1DT6H21M19S</meta:editing-duration>
    <meta:editing-cycles>301</meta:editing-cycles>
    <meta:generator>LibreOffice/5.1.4.2$Linux_X86_64 LibreOffice_project/10m0$Build-2</meta:generator>
    <dc:creator>Luc Saffre</dc:creator>
    <meta:document-statistic meta:table-count="1" meta:image-count="2" meta:object-count="0" meta:page-count="2" meta:paragraph-count="50" meta:word-count="895" meta:character-count="5546" meta:non-whitespace-character-count="4673"/>
  </office:meta>
</office:document-meta>
</file>